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50" table:style-name="ta1">
        <table:shapes>
          <draw:frame draw:z-index="0" draw:style-name="gr1" draw:text-style-name="P1" svg:width="159.99mm" svg:height="89.99mm" svg:x="301.47mm" svg:y="88.2mm">
            <loext:p draw:notify-on-update-of-ranges="test150.B2:test150.B220 test150.F1:test150.F1 test150.F2:test150.F2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4.48mm" svg:y="0.01mm">
            <loext:p draw:notify-on-update-of-ranges="test150.B2:test150.B220 test150.C1:test150.C1 test150.C2:test150.C220 test150.D1:test150.D1 test150.D2:test150.D2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24.64mm" svg:y="1mm">
            <loext:p draw:notify-on-update-of-ranges="test150.G1:test150.G1 test150.G2:test150.G220 test150.C1:test150.C1 test150.C2:test150.C220 test150.G1:test150.G1 test150.G2:test150.G220 test150.D1:test150.D1 test150.D2:test150.D2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24.21mm" svg:y="189.66mm">
            <loext:p draw:notify-on-update-of-ranges="test150.B2:test150.B220 test150.G1:test150.G1 test150.G2:test150.G2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08</text:p>
          </table:table-cell>
          <table:table-cell office:value-type="float" office:value="2.691656" calcext:value-type="float">
            <text:p>2.691656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" calcext:value-type="float">
            <text:p>0</text:p>
          </table:table-cell>
          <table:table-cell office:value-type="float" office:value="21663" calcext:value-type="float">
            <text:p>2166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09</text:p>
          </table:table-cell>
          <table:table-cell office:value-type="float" office:value="1.168824" calcext:value-type="float">
            <text:p>1.168824</text:p>
          </table:table-cell>
          <table:table-cell office:value-type="float" office:value="0.001717" calcext:value-type="float">
            <text:p>0.001717</text:p>
          </table:table-cell>
          <table:table-cell office:value-type="float" office:value="0" calcext:value-type="float">
            <text:p>0</text:p>
          </table:table-cell>
          <table:table-cell office:value-type="float" office:value="44704" calcext:value-type="float">
            <text:p>447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0</text:p>
          </table:table-cell>
          <table:table-cell office:value-type="float" office:value="1.241782" calcext:value-type="float">
            <text:p>1.241782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28463" calcext:value-type="float">
            <text:p>284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1</text:p>
          </table:table-cell>
          <table:table-cell office:value-type="float" office:value="0.999045" calcext:value-type="float">
            <text:p>0.99904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" calcext:value-type="float">
            <text:p>0</text:p>
          </table:table-cell>
          <table:table-cell office:value-type="float" office:value="29857" calcext:value-type="float">
            <text:p>298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2</text:p>
          </table:table-cell>
          <table:table-cell office:value-type="float" office:value="0.427719" calcext:value-type="float">
            <text:p>0.427719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" calcext:value-type="float">
            <text:p>0</text:p>
          </table:table-cell>
          <table:table-cell office:value-type="float" office:value="48901" calcext:value-type="float">
            <text:p>48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3</text:p>
          </table:table-cell>
          <table:table-cell office:value-type="float" office:value="0.36768" calcext:value-type="float">
            <text:p>0.36768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" calcext:value-type="float">
            <text:p>0</text:p>
          </table:table-cell>
          <table:table-cell office:value-type="float" office:value="34242" calcext:value-type="float">
            <text:p>342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4</text:p>
          </table:table-cell>
          <table:table-cell office:value-type="float" office:value="0.436719" calcext:value-type="float">
            <text:p>0.436719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" calcext:value-type="float">
            <text:p>0</text:p>
          </table:table-cell>
          <table:table-cell office:value-type="float" office:value="27067" calcext:value-type="float">
            <text:p>270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5</text:p>
          </table:table-cell>
          <table:table-cell office:value-type="float" office:value="0.319844" calcext:value-type="float">
            <text:p>0.319844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21576" calcext:value-type="float">
            <text:p>215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6</text:p>
          </table:table-cell>
          <table:table-cell office:value-type="float" office:value="0.464438" calcext:value-type="float">
            <text:p>0.464438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" calcext:value-type="float">
            <text:p>0</text:p>
          </table:table-cell>
          <table:table-cell office:value-type="float" office:value="29705" calcext:value-type="float">
            <text:p>297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7</text:p>
          </table:table-cell>
          <table:table-cell office:value-type="float" office:value="0.302549" calcext:value-type="float">
            <text:p>0.302549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" calcext:value-type="float">
            <text:p>0</text:p>
          </table:table-cell>
          <table:table-cell office:value-type="float" office:value="36008" calcext:value-type="float">
            <text:p>36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8</text:p>
          </table:table-cell>
          <table:table-cell office:value-type="float" office:value="0.480862" calcext:value-type="float">
            <text:p>0.480862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" calcext:value-type="float">
            <text:p>0</text:p>
          </table:table-cell>
          <table:table-cell office:value-type="float" office:value="27060" calcext:value-type="float">
            <text:p>270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19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" calcext:value-type="float">
            <text:p>0</text:p>
          </table:table-cell>
          <table:table-cell office:value-type="float" office:value="41282" calcext:value-type="float">
            <text:p>412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0</text:p>
          </table:table-cell>
          <table:table-cell office:value-type="float" office:value="0.374667" calcext:value-type="float">
            <text:p>0.374667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" calcext:value-type="float">
            <text:p>0</text:p>
          </table:table-cell>
          <table:table-cell office:value-type="float" office:value="50554" calcext:value-type="float">
            <text:p>505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1</text:p>
          </table:table-cell>
          <table:table-cell office:value-type="float" office:value="0.266024" calcext:value-type="float">
            <text:p>0.266024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" calcext:value-type="float">
            <text:p>0</text:p>
          </table:table-cell>
          <table:table-cell office:value-type="float" office:value="50484" calcext:value-type="float">
            <text:p>504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2</text:p>
          </table:table-cell>
          <table:table-cell office:value-type="float" office:value="0.171328" calcext:value-type="float">
            <text:p>0.17132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" calcext:value-type="float">
            <text:p>0</text:p>
          </table:table-cell>
          <table:table-cell office:value-type="float" office:value="29289" calcext:value-type="float">
            <text:p>292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3</text:p>
          </table:table-cell>
          <table:table-cell office:value-type="float" office:value="0.179995" calcext:value-type="float">
            <text:p>0.179995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" calcext:value-type="float">
            <text:p>0</text:p>
          </table:table-cell>
          <table:table-cell office:value-type="float" office:value="26620" calcext:value-type="float">
            <text:p>266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4</text:p>
          </table:table-cell>
          <table:table-cell office:value-type="float" office:value="0.169208" calcext:value-type="float">
            <text:p>0.169208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" calcext:value-type="float">
            <text:p>0</text:p>
          </table:table-cell>
          <table:table-cell office:value-type="float" office:value="25121" calcext:value-type="float">
            <text:p>251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5</text:p>
          </table:table-cell>
          <table:table-cell office:value-type="float" office:value="0.180335" calcext:value-type="float">
            <text:p>0.180335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" calcext:value-type="float">
            <text:p>0</text:p>
          </table:table-cell>
          <table:table-cell office:value-type="float" office:value="27676" calcext:value-type="float">
            <text:p>276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6</text:p>
          </table:table-cell>
          <table:table-cell office:value-type="float" office:value="0.202274" calcext:value-type="float">
            <text:p>0.202274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0" calcext:value-type="float">
            <text:p>0</text:p>
          </table:table-cell>
          <table:table-cell office:value-type="float" office:value="29887" calcext:value-type="float">
            <text:p>298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7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" calcext:value-type="float">
            <text:p>0</text:p>
          </table:table-cell>
          <table:table-cell office:value-type="float" office:value="25334" calcext:value-type="float">
            <text:p>253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8</text:p>
          </table:table-cell>
          <table:table-cell office:value-type="float" office:value="0.147154" calcext:value-type="float">
            <text:p>0.147154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" calcext:value-type="float">
            <text:p>0</text:p>
          </table:table-cell>
          <table:table-cell office:value-type="float" office:value="35790" calcext:value-type="float">
            <text:p>357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29</text:p>
          </table:table-cell>
          <table:table-cell office:value-type="float" office:value="0.391984" calcext:value-type="float">
            <text:p>0.39198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19367" calcext:value-type="float">
            <text:p>193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0</text:p>
          </table:table-cell>
          <table:table-cell office:value-type="float" office:value="0.226705" calcext:value-type="float">
            <text:p>0.22670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" calcext:value-type="float">
            <text:p>0</text:p>
          </table:table-cell>
          <table:table-cell office:value-type="float" office:value="36127" calcext:value-type="float">
            <text:p>36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1</text:p>
          </table:table-cell>
          <table:table-cell office:value-type="float" office:value="0.58564" calcext:value-type="float">
            <text:p>0.58564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" calcext:value-type="float">
            <text:p>0</text:p>
          </table:table-cell>
          <table:table-cell office:value-type="float" office:value="23094" calcext:value-type="float">
            <text:p>230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2</text:p>
          </table:table-cell>
          <table:table-cell office:value-type="float" office:value="0.176244" calcext:value-type="float">
            <text:p>0.176244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3</text:p>
          </table:table-cell>
          <table:table-cell office:value-type="float" office:value="0.169459" calcext:value-type="float">
            <text:p>0.169459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" calcext:value-type="float">
            <text:p>0</text:p>
          </table:table-cell>
          <table:table-cell office:value-type="float" office:value="30206" calcext:value-type="float">
            <text:p>302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4</text:p>
          </table:table-cell>
          <table:table-cell office:value-type="float" office:value="0.161544" calcext:value-type="float">
            <text:p>0.16154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" calcext:value-type="float">
            <text:p>0</text:p>
          </table:table-cell>
          <table:table-cell office:value-type="float" office:value="27020" calcext:value-type="float">
            <text:p>27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5</text:p>
          </table:table-cell>
          <table:table-cell office:value-type="float" office:value="0.241327" calcext:value-type="float">
            <text:p>0.241327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" calcext:value-type="float">
            <text:p>0</text:p>
          </table:table-cell>
          <table:table-cell office:value-type="float" office:value="30079" calcext:value-type="float">
            <text:p>300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6</text:p>
          </table:table-cell>
          <table:table-cell office:value-type="float" office:value="22.530711" calcext:value-type="float">
            <text:p>22.530711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" calcext:value-type="float">
            <text:p>0</text:p>
          </table:table-cell>
          <table:table-cell office:value-type="float" office:value="23650" calcext:value-type="float">
            <text:p>236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7</text:p>
          </table:table-cell>
          <table:table-cell office:value-type="float" office:value="24.993256" calcext:value-type="float">
            <text:p>24.993256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" calcext:value-type="float">
            <text:p>0</text:p>
          </table:table-cell>
          <table:table-cell office:value-type="float" office:value="23692" calcext:value-type="float">
            <text:p>236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8</text:p>
          </table:table-cell>
          <table:table-cell office:value-type="float" office:value="24.319072" calcext:value-type="float">
            <text:p>24.319072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" calcext:value-type="float">
            <text:p>0</text:p>
          </table:table-cell>
          <table:table-cell office:value-type="float" office:value="41421" calcext:value-type="float">
            <text:p>414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39</text:p>
          </table:table-cell>
          <table:table-cell office:value-type="float" office:value="27.951434" calcext:value-type="float">
            <text:p>27.951434</text:p>
          </table:table-cell>
          <table:table-cell office:value-type="float" office:value="0.001509" calcext:value-type="float">
            <text:p>0.001509</text:p>
          </table:table-cell>
          <table:table-cell office:value-type="float" office:value="0" calcext:value-type="float">
            <text:p>0</text:p>
          </table:table-cell>
          <table:table-cell office:value-type="float" office:value="31779" calcext:value-type="float">
            <text:p>317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0</text:p>
          </table:table-cell>
          <table:table-cell office:value-type="float" office:value="30.617225" calcext:value-type="float">
            <text:p>30.617225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" calcext:value-type="float">
            <text:p>0</text:p>
          </table:table-cell>
          <table:table-cell office:value-type="float" office:value="18374" calcext:value-type="float">
            <text:p>183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1</text:p>
          </table:table-cell>
          <table:table-cell office:value-type="float" office:value="28.883115" calcext:value-type="float">
            <text:p>28.883115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" calcext:value-type="float">
            <text:p>0</text:p>
          </table:table-cell>
          <table:table-cell office:value-type="float" office:value="18910" calcext:value-type="float">
            <text:p>189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2</text:p>
          </table:table-cell>
          <table:table-cell office:value-type="float" office:value="27.251394" calcext:value-type="float">
            <text:p>27.251394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" calcext:value-type="float">
            <text:p>0</text:p>
          </table:table-cell>
          <table:table-cell office:value-type="float" office:value="21586" calcext:value-type="float">
            <text:p>215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3</text:p>
          </table:table-cell>
          <table:table-cell office:value-type="float" office:value="25.670467" calcext:value-type="float">
            <text:p>25.670467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" calcext:value-type="float">
            <text:p>0</text:p>
          </table:table-cell>
          <table:table-cell office:value-type="float" office:value="17586" calcext:value-type="float">
            <text:p>175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4</text:p>
          </table:table-cell>
          <table:table-cell office:value-type="float" office:value="22.361135" calcext:value-type="float">
            <text:p>22.361135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" calcext:value-type="float">
            <text:p>0</text:p>
          </table:table-cell>
          <table:table-cell office:value-type="float" office:value="21893" calcext:value-type="float">
            <text:p>218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5</text:p>
          </table:table-cell>
          <table:table-cell office:value-type="float" office:value="22.617593" calcext:value-type="float">
            <text:p>22.617593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" calcext:value-type="float">
            <text:p>0</text:p>
          </table:table-cell>
          <table:table-cell office:value-type="float" office:value="24536" calcext:value-type="float">
            <text:p>245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6</text:p>
          </table:table-cell>
          <table:table-cell office:value-type="float" office:value="19.924403" calcext:value-type="float">
            <text:p>19.924403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" calcext:value-type="float">
            <text:p>0</text:p>
          </table:table-cell>
          <table:table-cell office:value-type="float" office:value="21904" calcext:value-type="float">
            <text:p>219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7</text:p>
          </table:table-cell>
          <table:table-cell office:value-type="float" office:value="17.656404" calcext:value-type="float">
            <text:p>17.656404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" calcext:value-type="float">
            <text:p>0</text:p>
          </table:table-cell>
          <table:table-cell office:value-type="float" office:value="19822" calcext:value-type="float">
            <text:p>198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8</text:p>
          </table:table-cell>
          <table:table-cell office:value-type="float" office:value="14.880876" calcext:value-type="float">
            <text:p>14.880876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" calcext:value-type="float">
            <text:p>0</text:p>
          </table:table-cell>
          <table:table-cell office:value-type="float" office:value="18363" calcext:value-type="float">
            <text:p>183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49</text:p>
          </table:table-cell>
          <table:table-cell office:value-type="float" office:value="15.009749" calcext:value-type="float">
            <text:p>15.009749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" calcext:value-type="float">
            <text:p>0</text:p>
          </table:table-cell>
          <table:table-cell office:value-type="float" office:value="23399" calcext:value-type="float">
            <text:p>233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0</text:p>
          </table:table-cell>
          <table:table-cell office:value-type="float" office:value="15.464466" calcext:value-type="float">
            <text:p>15.464466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" calcext:value-type="float">
            <text:p>0</text:p>
          </table:table-cell>
          <table:table-cell office:value-type="float" office:value="34160" calcext:value-type="float">
            <text:p>341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1</text:p>
          </table:table-cell>
          <table:table-cell office:value-type="float" office:value="14.959777" calcext:value-type="float">
            <text:p>14.959777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" calcext:value-type="float">
            <text:p>0</text:p>
          </table:table-cell>
          <table:table-cell office:value-type="float" office:value="13836" calcext:value-type="float">
            <text:p>138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2</text:p>
          </table:table-cell>
          <table:table-cell office:value-type="float" office:value="13.825731" calcext:value-type="float">
            <text:p>13.825731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" calcext:value-type="float">
            <text:p>0</text:p>
          </table:table-cell>
          <table:table-cell office:value-type="float" office:value="28956" calcext:value-type="float">
            <text:p>289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3</text:p>
          </table:table-cell>
          <table:table-cell office:value-type="float" office:value="12.088217" calcext:value-type="float">
            <text:p>12.088217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" calcext:value-type="float">
            <text:p>0</text:p>
          </table:table-cell>
          <table:table-cell office:value-type="float" office:value="16587" calcext:value-type="float">
            <text:p>165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4</text:p>
          </table:table-cell>
          <table:table-cell office:value-type="float" office:value="10.962855" calcext:value-type="float">
            <text:p>10.962855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0" calcext:value-type="float">
            <text:p>0</text:p>
          </table:table-cell>
          <table:table-cell office:value-type="float" office:value="22056" calcext:value-type="float">
            <text:p>220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5</text:p>
          </table:table-cell>
          <table:table-cell office:value-type="float" office:value="9.619453" calcext:value-type="float">
            <text:p>9.619453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" calcext:value-type="float">
            <text:p>0</text:p>
          </table:table-cell>
          <table:table-cell office:value-type="float" office:value="15634" calcext:value-type="float">
            <text:p>15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6</text:p>
          </table:table-cell>
          <table:table-cell office:value-type="float" office:value="9.647357" calcext:value-type="float">
            <text:p>9.647357</text:p>
          </table:table-cell>
          <table:table-cell office:value-type="float" office:value="0.001717" calcext:value-type="float">
            <text:p>0.001717</text:p>
          </table:table-cell>
          <table:table-cell office:value-type="float" office:value="0" calcext:value-type="float">
            <text:p>0</text:p>
          </table:table-cell>
          <table:table-cell office:value-type="float" office:value="31410" calcext:value-type="float">
            <text:p>314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7</text:p>
          </table:table-cell>
          <table:table-cell office:value-type="float" office:value="13.095188" calcext:value-type="float">
            <text:p>13.09518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" calcext:value-type="float">
            <text:p>0</text:p>
          </table:table-cell>
          <table:table-cell office:value-type="float" office:value="30399" calcext:value-type="float">
            <text:p>303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8</text:p>
          </table:table-cell>
          <table:table-cell office:value-type="float" office:value="6.950894" calcext:value-type="float">
            <text:p>6.95089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" calcext:value-type="float">
            <text:p>0</text:p>
          </table:table-cell>
          <table:table-cell office:value-type="float" office:value="19867" calcext:value-type="float">
            <text:p>198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4:59</text:p>
          </table:table-cell>
          <table:table-cell office:value-type="float" office:value="5.223902" calcext:value-type="float">
            <text:p>5.223902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" calcext:value-type="float">
            <text:p>0</text:p>
          </table:table-cell>
          <table:table-cell office:value-type="float" office:value="28017" calcext:value-type="float">
            <text:p>28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0</text:p>
          </table:table-cell>
          <table:table-cell office:value-type="float" office:value="4.801069" calcext:value-type="float">
            <text:p>4.801069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" calcext:value-type="float">
            <text:p>0</text:p>
          </table:table-cell>
          <table:table-cell office:value-type="float" office:value="14910" calcext:value-type="float">
            <text:p>149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1</text:p>
          </table:table-cell>
          <table:table-cell office:value-type="float" office:value="4.975521" calcext:value-type="float">
            <text:p>4.975521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" calcext:value-type="float">
            <text:p>0</text:p>
          </table:table-cell>
          <table:table-cell office:value-type="float" office:value="9494" calcext:value-type="float">
            <text:p>94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2</text:p>
          </table:table-cell>
          <table:table-cell office:value-type="float" office:value="4.788197" calcext:value-type="float">
            <text:p>4.788197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" calcext:value-type="float">
            <text:p>0</text:p>
          </table:table-cell>
          <table:table-cell office:value-type="float" office:value="23638" calcext:value-type="float">
            <text:p>236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3</text:p>
          </table:table-cell>
          <table:table-cell office:value-type="float" office:value="3.877044" calcext:value-type="float">
            <text:p>3.877044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" calcext:value-type="float">
            <text:p>0</text:p>
          </table:table-cell>
          <table:table-cell office:value-type="float" office:value="18257" calcext:value-type="float">
            <text:p>18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4</text:p>
          </table:table-cell>
          <table:table-cell office:value-type="float" office:value="1.859251" calcext:value-type="float">
            <text:p>1.859251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" calcext:value-type="float">
            <text:p>0</text:p>
          </table:table-cell>
          <table:table-cell office:value-type="float" office:value="22925" calcext:value-type="float">
            <text:p>229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5</text:p>
          </table:table-cell>
          <table:table-cell office:value-type="float" office:value="4.20873" calcext:value-type="float">
            <text:p>4.20873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" calcext:value-type="float">
            <text:p>0</text:p>
          </table:table-cell>
          <table:table-cell office:value-type="float" office:value="20315" calcext:value-type="float">
            <text:p>203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6</text:p>
          </table:table-cell>
          <table:table-cell office:value-type="float" office:value="2.463698" calcext:value-type="float">
            <text:p>2.46369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" calcext:value-type="float">
            <text:p>0</text:p>
          </table:table-cell>
          <table:table-cell office:value-type="float" office:value="18270" calcext:value-type="float">
            <text:p>182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7</text:p>
          </table:table-cell>
          <table:table-cell office:value-type="float" office:value="3.711353" calcext:value-type="float">
            <text:p>3.71135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" calcext:value-type="float">
            <text:p>0</text:p>
          </table:table-cell>
          <table:table-cell office:value-type="float" office:value="22814" calcext:value-type="float">
            <text:p>228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8</text:p>
          </table:table-cell>
          <table:table-cell office:value-type="float" office:value="2.163343" calcext:value-type="float">
            <text:p>2.163343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15375" calcext:value-type="float">
            <text:p>153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09</text:p>
          </table:table-cell>
          <table:table-cell office:value-type="float" office:value="6.268355" calcext:value-type="float">
            <text:p>6.268355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0</text:p>
          </table:table-cell>
          <table:table-cell office:value-type="float" office:value="3.454237" calcext:value-type="float">
            <text:p>3.454237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" calcext:value-type="float">
            <text:p>0</text:p>
          </table:table-cell>
          <table:table-cell office:value-type="float" office:value="25011" calcext:value-type="float">
            <text:p>250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1</text:p>
          </table:table-cell>
          <table:table-cell office:value-type="float" office:value="4.822761" calcext:value-type="float">
            <text:p>4.82276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" calcext:value-type="float">
            <text:p>0</text:p>
          </table:table-cell>
          <table:table-cell office:value-type="float" office:value="14146" calcext:value-type="float">
            <text:p>14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2</text:p>
          </table:table-cell>
          <table:table-cell office:value-type="float" office:value="3.560133" calcext:value-type="float">
            <text:p>3.560133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17873" calcext:value-type="float">
            <text:p>178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3</text:p>
          </table:table-cell>
          <table:table-cell office:value-type="float" office:value="3.845842" calcext:value-type="float">
            <text:p>3.845842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" calcext:value-type="float">
            <text:p>0</text:p>
          </table:table-cell>
          <table:table-cell office:value-type="float" office:value="24933" calcext:value-type="float">
            <text:p>249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4</text:p>
          </table:table-cell>
          <table:table-cell office:value-type="float" office:value="4.013802" calcext:value-type="float">
            <text:p>4.013802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" calcext:value-type="float">
            <text:p>0</text:p>
          </table:table-cell>
          <table:table-cell office:value-type="float" office:value="27537" calcext:value-type="float">
            <text:p>275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5</text:p>
          </table:table-cell>
          <table:table-cell office:value-type="float" office:value="3.600662" calcext:value-type="float">
            <text:p>3.600662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" calcext:value-type="float">
            <text:p>0</text:p>
          </table:table-cell>
          <table:table-cell office:value-type="float" office:value="38160" calcext:value-type="float">
            <text:p>381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6</text:p>
          </table:table-cell>
          <table:table-cell office:value-type="float" office:value="4.207323" calcext:value-type="float">
            <text:p>4.207323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" calcext:value-type="float">
            <text:p>0</text:p>
          </table:table-cell>
          <table:table-cell office:value-type="float" office:value="19490" calcext:value-type="float">
            <text:p>194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7</text:p>
          </table:table-cell>
          <table:table-cell office:value-type="float" office:value="3.139802" calcext:value-type="float">
            <text:p>3.13980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" calcext:value-type="float">
            <text:p>0</text:p>
          </table:table-cell>
          <table:table-cell office:value-type="float" office:value="28770" calcext:value-type="float">
            <text:p>287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8</text:p>
          </table:table-cell>
          <table:table-cell office:value-type="float" office:value="3.005311" calcext:value-type="float">
            <text:p>3.00531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" calcext:value-type="float">
            <text:p>0</text:p>
          </table:table-cell>
          <table:table-cell office:value-type="float" office:value="32353" calcext:value-type="float">
            <text:p>323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19</text:p>
          </table:table-cell>
          <table:table-cell office:value-type="float" office:value="3.010097" calcext:value-type="float">
            <text:p>3.010097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" calcext:value-type="float">
            <text:p>0</text:p>
          </table:table-cell>
          <table:table-cell office:value-type="float" office:value="24292" calcext:value-type="float">
            <text:p>242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0</text:p>
          </table:table-cell>
          <table:table-cell office:value-type="float" office:value="3.026432" calcext:value-type="float">
            <text:p>3.026432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20975" calcext:value-type="float">
            <text:p>209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1</text:p>
          </table:table-cell>
          <table:table-cell office:value-type="float" office:value="3.59845" calcext:value-type="float">
            <text:p>3.59845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" calcext:value-type="float">
            <text:p>0</text:p>
          </table:table-cell>
          <table:table-cell office:value-type="float" office:value="17214" calcext:value-type="float">
            <text:p>172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2</text:p>
          </table:table-cell>
          <table:table-cell office:value-type="float" office:value="1.022121" calcext:value-type="float">
            <text:p>1.022121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" calcext:value-type="float">
            <text:p>0</text:p>
          </table:table-cell>
          <table:table-cell office:value-type="float" office:value="39617" calcext:value-type="float">
            <text:p>396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3</text:p>
          </table:table-cell>
          <table:table-cell office:value-type="float" office:value="3.482334" calcext:value-type="float">
            <text:p>3.482334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" calcext:value-type="float">
            <text:p>0</text:p>
          </table:table-cell>
          <table:table-cell office:value-type="float" office:value="25062" calcext:value-type="float">
            <text:p>250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4</text:p>
          </table:table-cell>
          <table:table-cell office:value-type="float" office:value="2.559561" calcext:value-type="float">
            <text:p>2.559561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" calcext:value-type="float">
            <text:p>0</text:p>
          </table:table-cell>
          <table:table-cell office:value-type="float" office:value="25824" calcext:value-type="float">
            <text:p>258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5</text:p>
          </table:table-cell>
          <table:table-cell office:value-type="float" office:value="3.006201" calcext:value-type="float">
            <text:p>3.006201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" calcext:value-type="float">
            <text:p>0</text:p>
          </table:table-cell>
          <table:table-cell office:value-type="float" office:value="24074" calcext:value-type="float">
            <text:p>240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6</text:p>
          </table:table-cell>
          <table:table-cell office:value-type="float" office:value="2.875931" calcext:value-type="float">
            <text:p>2.875931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" calcext:value-type="float">
            <text:p>0</text:p>
          </table:table-cell>
          <table:table-cell office:value-type="float" office:value="19590" calcext:value-type="float">
            <text:p>195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7</text:p>
          </table:table-cell>
          <table:table-cell office:value-type="float" office:value="1.221664" calcext:value-type="float">
            <text:p>1.221664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32103" calcext:value-type="float">
            <text:p>321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8</text:p>
          </table:table-cell>
          <table:table-cell office:value-type="float" office:value="3.579372" calcext:value-type="float">
            <text:p>3.579372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" calcext:value-type="float">
            <text:p>0</text:p>
          </table:table-cell>
          <table:table-cell office:value-type="float" office:value="24391" calcext:value-type="float">
            <text:p>24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29</text:p>
          </table:table-cell>
          <table:table-cell office:value-type="float" office:value="1.657502" calcext:value-type="float">
            <text:p>1.657502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" calcext:value-type="float">
            <text:p>0</text:p>
          </table:table-cell>
          <table:table-cell office:value-type="float" office:value="24855" calcext:value-type="float">
            <text:p>248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0</text:p>
          </table:table-cell>
          <table:table-cell office:value-type="float" office:value="1.987292" calcext:value-type="float">
            <text:p>1.98729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office:value-type="float" office:value="25086" calcext:value-type="float">
            <text:p>250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1</text:p>
          </table:table-cell>
          <table:table-cell office:value-type="float" office:value="2.657349" calcext:value-type="float">
            <text:p>2.657349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" calcext:value-type="float">
            <text:p>0</text:p>
          </table:table-cell>
          <table:table-cell office:value-type="float" office:value="30642" calcext:value-type="float">
            <text:p>306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2</text:p>
          </table:table-cell>
          <table:table-cell office:value-type="float" office:value="1.897409" calcext:value-type="float">
            <text:p>1.89740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9721" calcext:value-type="float">
            <text:p>197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3</text:p>
          </table:table-cell>
          <table:table-cell office:value-type="float" office:value="2.320191" calcext:value-type="float">
            <text:p>2.320191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" calcext:value-type="float">
            <text:p>0</text:p>
          </table:table-cell>
          <table:table-cell office:value-type="float" office:value="21305" calcext:value-type="float">
            <text:p>213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4</text:p>
          </table:table-cell>
          <table:table-cell office:value-type="float" office:value="1.936374" calcext:value-type="float">
            <text:p>1.936374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" calcext:value-type="float">
            <text:p>0</text:p>
          </table:table-cell>
          <table:table-cell office:value-type="float" office:value="20014" calcext:value-type="float">
            <text:p>200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5</text:p>
          </table:table-cell>
          <table:table-cell office:value-type="float" office:value="2.400338" calcext:value-type="float">
            <text:p>2.400338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" calcext:value-type="float">
            <text:p>0</text:p>
          </table:table-cell>
          <table:table-cell office:value-type="float" office:value="19316" calcext:value-type="float">
            <text:p>193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6</text:p>
          </table:table-cell>
          <table:table-cell office:value-type="float" office:value="4.173849" calcext:value-type="float">
            <text:p>4.173849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" calcext:value-type="float">
            <text:p>0</text:p>
          </table:table-cell>
          <table:table-cell office:value-type="float" office:value="22263" calcext:value-type="float">
            <text:p>222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7</text:p>
          </table:table-cell>
          <table:table-cell office:value-type="float" office:value="2.26777" calcext:value-type="float">
            <text:p>2.2677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" calcext:value-type="float">
            <text:p>0</text:p>
          </table:table-cell>
          <table:table-cell office:value-type="float" office:value="26113" calcext:value-type="float">
            <text:p>261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8</text:p>
          </table:table-cell>
          <table:table-cell office:value-type="float" office:value="3.835986" calcext:value-type="float">
            <text:p>3.835986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" calcext:value-type="float">
            <text:p>0</text:p>
          </table:table-cell>
          <table:table-cell office:value-type="float" office:value="21411" calcext:value-type="float">
            <text:p>214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39</text:p>
          </table:table-cell>
          <table:table-cell office:value-type="float" office:value="2.575919" calcext:value-type="float">
            <text:p>2.5759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" calcext:value-type="float">
            <text:p>0</text:p>
          </table:table-cell>
          <table:table-cell office:value-type="float" office:value="20585" calcext:value-type="float">
            <text:p>205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0</text:p>
          </table:table-cell>
          <table:table-cell office:value-type="float" office:value="2.718495" calcext:value-type="float">
            <text:p>2.718495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" calcext:value-type="float">
            <text:p>0</text:p>
          </table:table-cell>
          <table:table-cell office:value-type="float" office:value="11560" calcext:value-type="float">
            <text:p>115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1</text:p>
          </table:table-cell>
          <table:table-cell office:value-type="float" office:value="2.338732" calcext:value-type="float">
            <text:p>2.338732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" calcext:value-type="float">
            <text:p>0</text:p>
          </table:table-cell>
          <table:table-cell office:value-type="float" office:value="26122" calcext:value-type="float">
            <text:p>261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2</text:p>
          </table:table-cell>
          <table:table-cell office:value-type="float" office:value="3.044925" calcext:value-type="float">
            <text:p>3.044925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3</text:p>
          </table:table-cell>
          <table:table-cell office:value-type="float" office:value="1.917058" calcext:value-type="float">
            <text:p>1.917058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8383" calcext:value-type="float">
            <text:p>183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4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23723" calcext:value-type="float">
            <text:p>237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5</text:p>
          </table:table-cell>
          <table:table-cell office:value-type="float" office:value="2.267482" calcext:value-type="float">
            <text:p>2.267482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" calcext:value-type="float">
            <text:p>0</text:p>
          </table:table-cell>
          <table:table-cell office:value-type="float" office:value="17223" calcext:value-type="float">
            <text:p>17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6</text:p>
          </table:table-cell>
          <table:table-cell office:value-type="float" office:value="2.405987" calcext:value-type="float">
            <text:p>2.405987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10605" calcext:value-type="float">
            <text:p>106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7</text:p>
          </table:table-cell>
          <table:table-cell office:value-type="float" office:value="2.532162" calcext:value-type="float">
            <text:p>2.53216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" calcext:value-type="float">
            <text:p>0</text:p>
          </table:table-cell>
          <table:table-cell office:value-type="float" office:value="14650" calcext:value-type="float">
            <text:p>146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8</text:p>
          </table:table-cell>
          <table:table-cell office:value-type="float" office:value="6.878902" calcext:value-type="float">
            <text:p>6.8789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49</text:p>
          </table:table-cell>
          <table:table-cell office:value-type="float" office:value="5.924808" calcext:value-type="float">
            <text:p>5.924808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0</text:p>
          </table:table-cell>
          <table:table-cell office:value-type="float" office:value="6.057114" calcext:value-type="float">
            <text:p>6.05711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1</text:p>
          </table:table-cell>
          <table:table-cell office:value-type="float" office:value="5.224553" calcext:value-type="float">
            <text:p>5.224553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2</text:p>
          </table:table-cell>
          <table:table-cell office:value-type="float" office:value="4.198505" calcext:value-type="float">
            <text:p>4.198505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3</text:p>
          </table:table-cell>
          <table:table-cell office:value-type="float" office:value="3.720777" calcext:value-type="float">
            <text:p>3.720777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4</text:p>
          </table:table-cell>
          <table:table-cell office:value-type="float" office:value="3.363557" calcext:value-type="float">
            <text:p>3.363557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5</text:p>
          </table:table-cell>
          <table:table-cell office:value-type="float" office:value="2.438322" calcext:value-type="float">
            <text:p>2.438322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6</text:p>
          </table:table-cell>
          <table:table-cell office:value-type="float" office:value="2.010578" calcext:value-type="float">
            <text:p>2.010578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7</text:p>
          </table:table-cell>
          <table:table-cell office:value-type="float" office:value="1.197658" calcext:value-type="float">
            <text:p>1.19765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8</text:p>
          </table:table-cell>
          <table:table-cell office:value-type="float" office:value="0.956429" calcext:value-type="float">
            <text:p>0.95642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5:59</text:p>
          </table:table-cell>
          <table:table-cell office:value-type="float" office:value="1.234161" calcext:value-type="float">
            <text:p>1.234161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0</text:p>
          </table:table-cell>
          <table:table-cell office:value-type="float" office:value="0.720293" calcext:value-type="float">
            <text:p>0.72029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1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2</text:p>
          </table:table-cell>
          <table:table-cell office:value-type="float" office:value="0.021278" calcext:value-type="float">
            <text:p>0.02127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3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4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5</text:p>
          </table:table-cell>
          <table:table-cell office:value-type="float" office:value="0.017872" calcext:value-type="float">
            <text:p>0.01787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6</text:p>
          </table:table-cell>
          <table:table-cell office:value-type="float" office:value="0.218027" calcext:value-type="float">
            <text:p>0.21802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7</text:p>
          </table:table-cell>
          <table:table-cell office:value-type="float" office:value="0.666716" calcext:value-type="float">
            <text:p>0.66671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8</text:p>
          </table:table-cell>
          <table:table-cell office:value-type="float" office:value="0.900426" calcext:value-type="float">
            <text:p>0.90042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4274" calcext:value-type="float">
            <text:p>42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09</text:p>
          </table:table-cell>
          <table:table-cell office:value-type="float" office:value="0.123369" calcext:value-type="float">
            <text:p>0.12336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0</text:p>
          </table:table-cell>
          <table:table-cell office:value-type="float" office:value="1.140019" calcext:value-type="float">
            <text:p>1.140019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7478" calcext:value-type="float">
            <text:p>174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1</text:p>
          </table:table-cell>
          <table:table-cell office:value-type="float" office:value="4.558254" calcext:value-type="float">
            <text:p>4.558254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" calcext:value-type="float">
            <text:p>0</text:p>
          </table:table-cell>
          <table:table-cell office:value-type="float" office:value="27283" calcext:value-type="float">
            <text:p>272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2</text:p>
          </table:table-cell>
          <table:table-cell office:value-type="float" office:value="11.431562" calcext:value-type="float">
            <text:p>11.431562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" calcext:value-type="float">
            <text:p>0</text:p>
          </table:table-cell>
          <table:table-cell office:value-type="float" office:value="5858" calcext:value-type="float">
            <text:p>58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3</text:p>
          </table:table-cell>
          <table:table-cell office:value-type="float" office:value="10.310259" calcext:value-type="float">
            <text:p>10.310259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4</text:p>
          </table:table-cell>
          <table:table-cell office:value-type="float" office:value="9.5013" calcext:value-type="float">
            <text:p>9.5013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" calcext:value-type="float">
            <text:p>0</text:p>
          </table:table-cell>
          <table:table-cell office:value-type="float" office:value="6291" calcext:value-type="float">
            <text:p>62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5</text:p>
          </table:table-cell>
          <table:table-cell office:value-type="float" office:value="8.25879" calcext:value-type="float">
            <text:p>8.25879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" calcext:value-type="float">
            <text:p>0</text:p>
          </table:table-cell>
          <table:table-cell office:value-type="float" office:value="4468" calcext:value-type="float">
            <text:p>44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6</text:p>
          </table:table-cell>
          <table:table-cell office:value-type="float" office:value="6.598009" calcext:value-type="float">
            <text:p>6.59800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" calcext:value-type="float">
            <text:p>0</text:p>
          </table:table-cell>
          <table:table-cell office:value-type="float" office:value="6386" calcext:value-type="float">
            <text:p>63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7</text:p>
          </table:table-cell>
          <table:table-cell office:value-type="float" office:value="4.272748" calcext:value-type="float">
            <text:p>4.272748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8</text:p>
          </table:table-cell>
          <table:table-cell office:value-type="float" office:value="4.154128" calcext:value-type="float">
            <text:p>4.154128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" calcext:value-type="float">
            <text:p>0</text:p>
          </table:table-cell>
          <table:table-cell office:value-type="float" office:value="13012" calcext:value-type="float">
            <text:p>130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19</text:p>
          </table:table-cell>
          <table:table-cell office:value-type="float" office:value="3.705573" calcext:value-type="float">
            <text:p>3.705573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0</text:p>
          </table:table-cell>
          <table:table-cell office:value-type="float" office:value="2.294565" calcext:value-type="float">
            <text:p>2.294565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" calcext:value-type="float">
            <text:p>0</text:p>
          </table:table-cell>
          <table:table-cell office:value-type="float" office:value="10415" calcext:value-type="float">
            <text:p>104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1</text:p>
          </table:table-cell>
          <table:table-cell office:value-type="float" office:value="2.234951" calcext:value-type="float">
            <text:p>2.234951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" calcext:value-type="float">
            <text:p>0</text:p>
          </table:table-cell>
          <table:table-cell office:value-type="float" office:value="20415" calcext:value-type="float">
            <text:p>204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2</text:p>
          </table:table-cell>
          <table:table-cell office:value-type="float" office:value="1.743761" calcext:value-type="float">
            <text:p>1.743761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" calcext:value-type="float">
            <text:p>0</text:p>
          </table:table-cell>
          <table:table-cell office:value-type="float" office:value="11149" calcext:value-type="float">
            <text:p>111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3</text:p>
          </table:table-cell>
          <table:table-cell office:value-type="float" office:value="1.41957" calcext:value-type="float">
            <text:p>1.41957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" calcext:value-type="float">
            <text:p>0</text:p>
          </table:table-cell>
          <table:table-cell office:value-type="float" office:value="20954" calcext:value-type="float">
            <text:p>209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4</text:p>
          </table:table-cell>
          <table:table-cell office:value-type="float" office:value="1.885081" calcext:value-type="float">
            <text:p>1.885081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6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7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29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0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1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2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3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4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7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8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39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1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2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3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4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5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6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7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49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2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3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4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5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7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8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6:59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2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3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4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5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7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09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1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3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5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7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8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19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0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1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3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4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5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6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7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8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29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0</text:p>
          </table:table-cell>
          <table:table-cell office:value-type="float" office:value="1.223783" calcext:value-type="float">
            <text:p>1.2237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14362" calcext:value-type="float">
            <text:p>143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1</text:p>
          </table:table-cell>
          <table:table-cell office:value-type="float" office:value="0.685951" calcext:value-type="float">
            <text:p>0.685951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" calcext:value-type="float">
            <text:p>0</text:p>
          </table:table-cell>
          <table:table-cell office:value-type="float" office:value="54796" calcext:value-type="float">
            <text:p>547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2</text:p>
          </table:table-cell>
          <table:table-cell office:value-type="float" office:value="0.966521" calcext:value-type="float">
            <text:p>0.966521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" calcext:value-type="float">
            <text:p>0</text:p>
          </table:table-cell>
          <table:table-cell office:value-type="float" office:value="24533" calcext:value-type="float">
            <text:p>245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3</text:p>
          </table:table-cell>
          <table:table-cell office:value-type="float" office:value="0.860742" calcext:value-type="float">
            <text:p>0.860742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" calcext:value-type="float">
            <text:p>0</text:p>
          </table:table-cell>
          <table:table-cell office:value-type="float" office:value="39985" calcext:value-type="float">
            <text:p>399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4</text:p>
          </table:table-cell>
          <table:table-cell office:value-type="float" office:value="1.119791" calcext:value-type="float">
            <text:p>1.119791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" calcext:value-type="float">
            <text:p>0</text:p>
          </table:table-cell>
          <table:table-cell office:value-type="float" office:value="26142" calcext:value-type="float">
            <text:p>261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5</text:p>
          </table:table-cell>
          <table:table-cell office:value-type="float" office:value="1.495881" calcext:value-type="float">
            <text:p>1.495881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" calcext:value-type="float">
            <text:p>0</text:p>
          </table:table-cell>
          <table:table-cell office:value-type="float" office:value="38420" calcext:value-type="float">
            <text:p>384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6</text:p>
          </table:table-cell>
          <table:table-cell office:value-type="float" office:value="2.435083" calcext:value-type="float">
            <text:p>2.435083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" calcext:value-type="float">
            <text:p>0</text:p>
          </table:table-cell>
          <table:table-cell office:value-type="float" office:value="49501" calcext:value-type="float">
            <text:p>495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7</text:p>
          </table:table-cell>
          <table:table-cell office:value-type="float" office:value="1.449365" calcext:value-type="float">
            <text:p>1.44936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41527" calcext:value-type="float">
            <text:p>415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8</text:p>
          </table:table-cell>
          <table:table-cell office:value-type="float" office:value="0.410597" calcext:value-type="float">
            <text:p>0.410597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" calcext:value-type="float">
            <text:p>0</text:p>
          </table:table-cell>
          <table:table-cell office:value-type="float" office:value="51344" calcext:value-type="float">
            <text:p>513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39</text:p>
          </table:table-cell>
          <table:table-cell office:value-type="float" office:value="0.449418" calcext:value-type="float">
            <text:p>0.449418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" calcext:value-type="float">
            <text:p>0</text:p>
          </table:table-cell>
          <table:table-cell office:value-type="float" office:value="38562" calcext:value-type="float">
            <text:p>385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0</text:p>
          </table:table-cell>
          <table:table-cell office:value-type="float" office:value="0.457706" calcext:value-type="float">
            <text:p>0.457706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" calcext:value-type="float">
            <text:p>0</text:p>
          </table:table-cell>
          <table:table-cell office:value-type="float" office:value="26233" calcext:value-type="float">
            <text:p>262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1</text:p>
          </table:table-cell>
          <table:table-cell office:value-type="float" office:value="0.380646" calcext:value-type="float">
            <text:p>0.38064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" calcext:value-type="float">
            <text:p>0</text:p>
          </table:table-cell>
          <table:table-cell office:value-type="float" office:value="42067" calcext:value-type="float">
            <text:p>420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2</text:p>
          </table:table-cell>
          <table:table-cell office:value-type="float" office:value="0.177677" calcext:value-type="float">
            <text:p>0.177677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" calcext:value-type="float">
            <text:p>0</text:p>
          </table:table-cell>
          <table:table-cell office:value-type="float" office:value="17384" calcext:value-type="float">
            <text:p>17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3</text:p>
          </table:table-cell>
          <table:table-cell office:value-type="float" office:value="0.195099" calcext:value-type="float">
            <text:p>0.195099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" calcext:value-type="float">
            <text:p>0</text:p>
          </table:table-cell>
          <table:table-cell office:value-type="float" office:value="35147" calcext:value-type="float">
            <text:p>351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4</text:p>
          </table:table-cell>
          <table:table-cell office:value-type="float" office:value="0.326598" calcext:value-type="float">
            <text:p>0.326598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" calcext:value-type="float">
            <text:p>0</text:p>
          </table:table-cell>
          <table:table-cell office:value-type="float" office:value="29783" calcext:value-type="float">
            <text:p>297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5</text:p>
          </table:table-cell>
          <table:table-cell office:value-type="float" office:value="0.339747" calcext:value-type="float">
            <text:p>0.339747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" calcext:value-type="float">
            <text:p>0</text:p>
          </table:table-cell>
          <table:table-cell office:value-type="float" office:value="23929" calcext:value-type="float">
            <text:p>239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37:4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50:28.622439819</dc:date>
    <meta:editing-duration>PT10M1S</meta:editing-duration>
    <meta:editing-cycles>2</meta:editing-cycles>
    <meta:generator>LibreOffice/5.4.0.3$Linux_X86_64 LibreOffice_project/7556cbc6811c9d992f4064ab9287069087d7f62c</meta:generator>
    <meta:document-statistic meta:table-count="1" meta:cell-count="15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8cm" svg:y="0.315cm" chart:style-name="ch2">
          <text:p>test 150, scattergram</text:p>
        </chart:title>
        <chart:legend chart:legend-position="end" svg:x="14.001cm" svg:y="4.005cm" style:legend-expansion="high" chart:style-name="ch3"/>
        <chart:plot-area chart:style-name="ch4" table:cell-range-address="test150.G1:test150.G220 test150.C1:test150.D220" chart:data-source-has-labels="row" svg:x="0.32cm" svg:y="1.248cm" svg:width="13.361cm" svg:height="7.572cm">
          <chartooo:coordinate-region svg:x="0.941cm" svg:y="1.422cm" svg:width="12.46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50.C2:test150.C220" chart:label-cell-address="test150.C1:test150.C1" chart:class="chart:scatter">
            <chart:domain table:cell-range-address="test150.G2:test150.G220"/>
            <chart:data-point chart:repeated="219"/>
          </chart:series>
          <chart:series chart:style-name="ch8" chart:values-cell-range-address="test150.D2:test150.D220" chart:label-cell-address="test150.D1:test150.D1" chart:class="chart:scatter">
            <chart:data-point chart:repeated="2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50.C1:test150.C1</svg:desc>
                </draw:g>
              </table:table-cell>
              <table:table-cell office:value-type="string">
                <text:p>xfertime</text:p>
                <draw:g>
                  <svg:desc>test150.D1:test1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">
                <text:p>122</text:p>
                <draw:g>
                  <svg:desc>test150.G2:test150.G220</svg:desc>
                </draw:g>
              </table:table-cell>
              <table:table-cell office:value-type="float" office:value="2.691656">
                <text:p>2.691656</text:p>
                <draw:g>
                  <svg:desc>test150.C2:test150.C220</svg:desc>
                </draw:g>
              </table:table-cell>
              <table:table-cell office:value-type="float" office:value="0.000744">
                <text:p>0.000744</text:p>
                <draw:g>
                  <svg:desc>test150.D2:test150.D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168824">
                <text:p>1.168824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241782">
                <text:p>1.241782</text:p>
              </table:table-cell>
              <table:table-cell office:value-type="float" office:value="0.000837">
                <text:p>0.00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999045">
                <text:p>0.999045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27719">
                <text:p>0.427719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36768">
                <text:p>0.36768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436719">
                <text:p>0.436719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319844">
                <text:p>0.31984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464438">
                <text:p>0.464438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02549">
                <text:p>0.302549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480862">
                <text:p>0.480862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319041">
                <text:p>0.319041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74667">
                <text:p>0.37466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266024">
                <text:p>0.266024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171328">
                <text:p>0.171328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79995">
                <text:p>0.17999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169208">
                <text:p>0.169208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180335">
                <text:p>0.180335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0.202274">
                <text:p>0.202274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.208571">
                <text:p>0.208571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147154">
                <text:p>0.147154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391984">
                <text:p>0.391984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226705">
                <text:p>0.226705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.58564">
                <text:p>0.58564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176244">
                <text:p>0.176244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169459">
                <text:p>0.16945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.161544">
                <text:p>0.161544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0.241327">
                <text:p>0.241327</text:p>
              </table:table-cell>
              <table:table-cell office:value-type="float" office:value="0.000637">
                <text:p>0.000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2.530711">
                <text:p>22.530711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4.993256">
                <text:p>24.993256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4.319072">
                <text:p>24.319072</text:p>
              </table:table-cell>
              <table:table-cell office:value-type="float" office:value="0.001604">
                <text:p>0.001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27.951434">
                <text:p>27.951434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0.617225">
                <text:p>30.61722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28.883115">
                <text:p>28.883115</text:p>
              </table:table-cell>
              <table:table-cell office:value-type="float" office:value="0.000779">
                <text:p>0.000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27.251394">
                <text:p>27.251394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25.670467">
                <text:p>25.670467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22.361135">
                <text:p>22.36113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22.617593">
                <text:p>22.617593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19.924403">
                <text:p>19.924403</text:p>
              </table:table-cell>
              <table:table-cell office:value-type="float" office:value="0.000866">
                <text:p>0.000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7.656404">
                <text:p>17.656404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14.880876">
                <text:p>14.880876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15.009749">
                <text:p>15.009749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5.464466">
                <text:p>15.464466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14.959777">
                <text:p>14.959777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3.825731">
                <text:p>13.825731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2.088217">
                <text:p>12.088217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0.962855">
                <text:p>10.962855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.619453">
                <text:p>9.619453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647357">
                <text:p>9.647357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.095188">
                <text:p>13.095188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950894">
                <text:p>6.950894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.223902">
                <text:p>5.223902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.801069">
                <text:p>4.801069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.975521">
                <text:p>4.975521</text:p>
              </table:table-cell>
              <table:table-cell office:value-type="float" office:value="0.000439">
                <text:p>0.000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.788197">
                <text:p>4.788197</text:p>
              </table:table-cell>
              <table:table-cell office:value-type="float" office:value="0.001404">
                <text:p>0.001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3.877044">
                <text:p>3.877044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1.859251">
                <text:p>1.859251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.20873">
                <text:p>4.2087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2.463698">
                <text:p>2.463698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.711353">
                <text:p>3.711353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2.163343">
                <text:p>2.163343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6.268355">
                <text:p>6.268355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3.454237">
                <text:p>3.454237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4.822761">
                <text:p>4.822761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3.560133">
                <text:p>3.560133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3.845842">
                <text:p>3.84584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.013802">
                <text:p>4.01380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3.600662">
                <text:p>3.600662</text:p>
              </table:table-cell>
              <table:table-cell office:value-type="float" office:value="0.001225">
                <text:p>0.001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4.207323">
                <text:p>4.207323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3.139802">
                <text:p>3.13980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3.005311">
                <text:p>3.005311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3.010097">
                <text:p>3.010097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3.026432">
                <text:p>3.026432</text:p>
              </table:table-cell>
              <table:table-cell office:value-type="float" office:value="0.000518">
                <text:p>0.000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3.59845">
                <text:p>3.59845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1.022121">
                <text:p>1.022121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3.482334">
                <text:p>3.482334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2.559561">
                <text:p>2.559561</text:p>
              </table:table-cell>
              <table:table-cell office:value-type="float" office:value="0.000604">
                <text:p>0.000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3.006201">
                <text:p>3.006201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2.875931">
                <text:p>2.875931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1.221664">
                <text:p>1.221664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3.579372">
                <text:p>3.579372</text:p>
              </table:table-cell>
              <table:table-cell office:value-type="float" office:value="0.000619">
                <text:p>0.000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1.657502">
                <text:p>1.657502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1.987292">
                <text:p>1.987292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2.657349">
                <text:p>2.657349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1.897409">
                <text:p>1.897409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2.320191">
                <text:p>2.320191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1.936374">
                <text:p>1.936374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2.400338">
                <text:p>2.400338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4.173849">
                <text:p>4.173849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2.26777">
                <text:p>2.26777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3.835986">
                <text:p>3.835986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2.575919">
                <text:p>2.575919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2.718495">
                <text:p>2.718495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2.338732">
                <text:p>2.338732</text:p>
              </table:table-cell>
              <table:table-cell office:value-type="float" office:value="0.000741">
                <text:p>0.000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3.044925">
                <text:p>3.044925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1.917058">
                <text:p>1.917058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1.82203">
                <text:p>1.82203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2.267482">
                <text:p>2.267482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2.405987">
                <text:p>2.40598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.532162">
                <text:p>2.532162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6.878902">
                <text:p>6.878902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5.924808">
                <text:p>5.924808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6.057114">
                <text:p>6.05711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5.224553">
                <text:p>5.224553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4.198505">
                <text:p>4.198505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3.720777">
                <text:p>3.720777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">
                <text:p>50</text:p>
              </table:table-cell>
              <table:table-cell office:value-type="float" office:value="3.363557">
                <text:p>3.363557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2.438322">
                <text:p>2.43832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">
                <text:p>50</text:p>
              </table:table-cell>
              <table:table-cell office:value-type="float" office:value="2.010578">
                <text:p>2.010578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1.197658">
                <text:p>1.197658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">
                <text:p>50</text:p>
              </table:table-cell>
              <table:table-cell office:value-type="float" office:value="0.956429">
                <text:p>0.95642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1.234161">
                <text:p>1.234161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0.720293">
                <text:p>0.720293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0.001254">
                <text:p>0.00125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0.021278">
                <text:p>0.02127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0.012451">
                <text:p>0.012451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0.01403">
                <text:p>0.014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0.017872">
                <text:p>0.01787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">
                <text:p>50</text:p>
              </table:table-cell>
              <table:table-cell office:value-type="float" office:value="0.218027">
                <text:p>0.218027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0.666716">
                <text:p>0.66671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">
                <text:p>50</text:p>
              </table:table-cell>
              <table:table-cell office:value-type="float" office:value="0.900426">
                <text:p>0.90042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0.123369">
                <text:p>0.12336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">
                <text:p>49</text:p>
              </table:table-cell>
              <table:table-cell office:value-type="float" office:value="1.140019">
                <text:p>1.140019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">
                <text:p>50</text:p>
              </table:table-cell>
              <table:table-cell office:value-type="float" office:value="4.558254">
                <text:p>4.558254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">
                <text:p>50</text:p>
              </table:table-cell>
              <table:table-cell office:value-type="float" office:value="11.431562">
                <text:p>11.431562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  <table:table-cell office:value-type="float" office:value="10.310259">
                <text:p>10.310259</text:p>
              </table:table-cell>
              <table:table-cell office:value-type="float" office:value="0.007308">
                <text:p>0.007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9.5013">
                <text:p>9.5013</text:p>
              </table:table-cell>
              <table:table-cell office:value-type="float" office:value="0.007376">
                <text:p>0.007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  <table:table-cell office:value-type="float" office:value="8.25879">
                <text:p>8.25879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">
                <text:p>50</text:p>
              </table:table-cell>
              <table:table-cell office:value-type="float" office:value="6.598009">
                <text:p>6.598009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4.272748">
                <text:p>4.272748</text:p>
              </table:table-cell>
              <table:table-cell office:value-type="float" office:value="0.002177">
                <text:p>0.0021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">
                <text:p>50</text:p>
              </table:table-cell>
              <table:table-cell office:value-type="float" office:value="4.154128">
                <text:p>4.154128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3.705573">
                <text:p>3.705573</text:p>
              </table:table-cell>
              <table:table-cell office:value-type="float" office:value="0.002257">
                <text:p>0.002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.294565">
                <text:p>2.294565</text:p>
              </table:table-cell>
              <table:table-cell office:value-type="float" office:value="0.002888">
                <text:p>0.0028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">
                <text:p>50</text:p>
              </table:table-cell>
              <table:table-cell office:value-type="float" office:value="2.234951">
                <text:p>2.234951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">
                <text:p>50</text:p>
              </table:table-cell>
              <table:table-cell office:value-type="float" office:value="1.743761">
                <text:p>1.743761</text:p>
              </table:table-cell>
              <table:table-cell office:value-type="float" office:value="0.002011">
                <text:p>0.002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1.41957">
                <text:p>1.41957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">
                <text:p>50</text:p>
              </table:table-cell>
              <table:table-cell office:value-type="float" office:value="1.885081">
                <text:p>1.885081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">
                <text:p>50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">
                <text:p>50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">
                <text:p>50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0.000468">
                <text:p>0.00046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0.000569">
                <text:p>0.00056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">
                <text:p>50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">
                <text:p>50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">
                <text:p>50</text:p>
              </table:table-cell>
              <table:table-cell office:value-type="float" office:value="0.0003">
                <text:p>0.0003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">
                <text:p>50</text:p>
              </table:table-cell>
              <table:table-cell office:value-type="float" office:value="0.000324">
                <text:p>0.000324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">
                <text:p>50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">
                <text:p>50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">
                <text:p>50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">
                <text:p>50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">
                <text:p>50</text:p>
              </table:table-cell>
              <table:table-cell office:value-type="float" office:value="0.000504">
                <text:p>0.000504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0.000375">
                <text:p>0.000375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  <table:table-cell office:value-type="float" office:value="0.00039">
                <text:p>0.0003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">
                <text:p>50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0.00037">
                <text:p>0.0003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">
                <text:p>50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">
                <text:p>50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">
                <text:p>50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">
                <text:p>5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">
                <text:p>50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0.000406">
                <text:p>0.00040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1.223783">
                <text:p>1.223783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685951">
                <text:p>0.685951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966521">
                <text:p>0.966521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860742">
                <text:p>0.860742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  <table:table-cell office:value-type="float" office:value="1.119791">
                <text:p>1.119791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1.495881">
                <text:p>1.49588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2.435083">
                <text:p>2.435083</text:p>
              </table:table-cell>
              <table:table-cell office:value-type="float" office:value="0.005244">
                <text:p>0.0052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1.449365">
                <text:p>1.44936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410597">
                <text:p>0.410597</text:p>
              </table:table-cell>
              <table:table-cell office:value-type="float" office:value="0.003142">
                <text:p>0.0031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449418">
                <text:p>0.449418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457706">
                <text:p>0.457706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380646">
                <text:p>0.380646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177677">
                <text:p>0.177677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195099">
                <text:p>0.19509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326598">
                <text:p>0.326598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">
                <text:p>47</text:p>
              </table:table-cell>
              <table:table-cell office:value-type="float" office:value="0.339747">
                <text:p>0.339747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5cm" chart:style-name="ch2">
          <text:p>test 150, 50 TPS</text:p>
        </chart:title>
        <chart:legend chart:legend-position="end" svg:x="14.398cm" svg:y="4.227cm" style:legend-expansion="high" chart:style-name="ch3"/>
        <chart:plot-area chart:style-name="ch4" table:cell-range-address="test150.B2:test150.B220 test150.F1:test150.F220" chart:data-source-has-labels="both" svg:x="0.32cm" svg:y="1.248cm" svg:width="13.758cm" svg:height="7.572cm">
          <chartooo:coordinate-region svg:x="1.497cm" svg:y="1.248cm" svg:width="12.581cm" svg:height="5.97cm"/>
          <chart:axis chart:dimension="x" chart:name="primary-x" chart:style-name="ch5" chartooo:axis-type="auto">
            <chartooo:date-scale/>
            <chart:categories table:cell-range-address="test150.B2:test150.B2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0.F2:test150.F220" chart:label-cell-address="test150.F1:test150.F1" chart:class="chart:bar">
            <chart:data-point chart:repeated="2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50.F1:test15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34:08</text:p>
                <draw:g>
                  <svg:desc>test150.B2:test150.B220</svg:desc>
                </draw:g>
              </table:table-cell>
              <table:table-cell office:value-type="float" office:value="21663">
                <text:p>21663</text:p>
                <draw:g>
                  <svg:desc>test150.F2:test150.F220</svg:desc>
                </draw:g>
              </table:table-cell>
            </table:table-row>
            <table:table-row>
              <table:table-cell office:value-type="string">
                <text:p>17:34:09</text:p>
              </table:table-cell>
              <table:table-cell office:value-type="float" office:value="44704">
                <text:p>44704</text:p>
              </table:table-cell>
            </table:table-row>
            <table:table-row>
              <table:table-cell office:value-type="string">
                <text:p>17:34:10</text:p>
              </table:table-cell>
              <table:table-cell office:value-type="float" office:value="28463">
                <text:p>28463</text:p>
              </table:table-cell>
            </table:table-row>
            <table:table-row>
              <table:table-cell office:value-type="string">
                <text:p>17:34:11</text:p>
              </table:table-cell>
              <table:table-cell office:value-type="float" office:value="29857">
                <text:p>29857</text:p>
              </table:table-cell>
            </table:table-row>
            <table:table-row>
              <table:table-cell office:value-type="string">
                <text:p>17:34:12</text:p>
              </table:table-cell>
              <table:table-cell office:value-type="float" office:value="48901">
                <text:p>48901</text:p>
              </table:table-cell>
            </table:table-row>
            <table:table-row>
              <table:table-cell office:value-type="string">
                <text:p>17:34:13</text:p>
              </table:table-cell>
              <table:table-cell office:value-type="float" office:value="34242">
                <text:p>34242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17:34:15</text:p>
              </table:table-cell>
              <table:table-cell office:value-type="float" office:value="21576">
                <text:p>21576</text:p>
              </table:table-cell>
            </table:table-row>
            <table:table-row>
              <table:table-cell office:value-type="string">
                <text:p>17:34:16</text:p>
              </table:table-cell>
              <table:table-cell office:value-type="float" office:value="29705">
                <text:p>29705</text:p>
              </table:table-cell>
            </table:table-row>
            <table:table-row>
              <table:table-cell office:value-type="string">
                <text:p>17:34:17</text:p>
              </table:table-cell>
              <table:table-cell office:value-type="float" office:value="36008">
                <text:p>36008</text:p>
              </table:table-cell>
            </table:table-row>
            <table:table-row>
              <table:table-cell office:value-type="string">
                <text:p>17:34:18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17:34:19</text:p>
              </table:table-cell>
              <table:table-cell office:value-type="float" office:value="41282">
                <text:p>41282</text:p>
              </table:table-cell>
            </table:table-row>
            <table:table-row>
              <table:table-cell office:value-type="string">
                <text:p>17:34:20</text:p>
              </table:table-cell>
              <table:table-cell office:value-type="float" office:value="50554">
                <text:p>50554</text:p>
              </table:table-cell>
            </table:table-row>
            <table:table-row>
              <table:table-cell office:value-type="string">
                <text:p>17:34:21</text:p>
              </table:table-cell>
              <table:table-cell office:value-type="float" office:value="50484">
                <text:p>50484</text:p>
              </table:table-cell>
            </table:table-row>
            <table:table-row>
              <table:table-cell office:value-type="string">
                <text:p>17:34:22</text:p>
              </table:table-cell>
              <table:table-cell office:value-type="float" office:value="29289">
                <text:p>29289</text:p>
              </table:table-cell>
            </table:table-row>
            <table:table-row>
              <table:table-cell office:value-type="string">
                <text:p>17:34:23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25121">
                <text:p>25121</text:p>
              </table:table-cell>
            </table:table-row>
            <table:table-row>
              <table:table-cell office:value-type="string">
                <text:p>17:34:25</text:p>
              </table:table-cell>
              <table:table-cell office:value-type="float" office:value="27676">
                <text:p>27676</text:p>
              </table:table-cell>
            </table:table-row>
            <table:table-row>
              <table:table-cell office:value-type="string">
                <text:p>17:34:26</text:p>
              </table:table-cell>
              <table:table-cell office:value-type="float" office:value="29887">
                <text:p>29887</text:p>
              </table:table-cell>
            </table:table-row>
            <table:table-row>
              <table:table-cell office:value-type="string">
                <text:p>17:34:27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17:34:28</text:p>
              </table:table-cell>
              <table:table-cell office:value-type="float" office:value="35790">
                <text:p>35790</text:p>
              </table:table-cell>
            </table:table-row>
            <table:table-row>
              <table:table-cell office:value-type="string">
                <text:p>17:34:29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17:34:30</text:p>
              </table:table-cell>
              <table:table-cell office:value-type="float" office:value="36127">
                <text:p>36127</text:p>
              </table:table-cell>
            </table:table-row>
            <table:table-row>
              <table:table-cell office:value-type="string">
                <text:p>17:34:31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17:34:3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7:34:33</text:p>
              </table:table-cell>
              <table:table-cell office:value-type="float" office:value="30206">
                <text:p>30206</text:p>
              </table:table-cell>
            </table:table-row>
            <table:table-row>
              <table:table-cell office:value-type="string">
                <text:p>17:34:34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17:34:35</text:p>
              </table:table-cell>
              <table:table-cell office:value-type="float" office:value="30079">
                <text:p>30079</text:p>
              </table:table-cell>
            </table:table-row>
            <table:table-row>
              <table:table-cell office:value-type="string">
                <text:p>17:34:36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17:34:37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17:34:38</text:p>
              </table:table-cell>
              <table:table-cell office:value-type="float" office:value="41421">
                <text:p>41421</text:p>
              </table:table-cell>
            </table:table-row>
            <table:table-row>
              <table:table-cell office:value-type="string">
                <text:p>17:34:39</text:p>
              </table:table-cell>
              <table:table-cell office:value-type="float" office:value="31779">
                <text:p>31779</text:p>
              </table:table-cell>
            </table:table-row>
            <table:table-row>
              <table:table-cell office:value-type="string">
                <text:p>17:34:40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:34:41</text:p>
              </table:table-cell>
              <table:table-cell office:value-type="float" office:value="18910">
                <text:p>18910</text:p>
              </table:table-cell>
            </table:table-row>
            <table:table-row>
              <table:table-cell office:value-type="string">
                <text:p>17:34:42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string">
                <text:p>17:34:43</text:p>
              </table:table-cell>
              <table:table-cell office:value-type="float" office:value="17586">
                <text:p>17586</text:p>
              </table:table-cell>
            </table:table-row>
            <table:table-row>
              <table:table-cell office:value-type="string">
                <text:p>17:34:44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17:34:46</text:p>
              </table:table-cell>
              <table:table-cell office:value-type="float" office:value="21904">
                <text:p>21904</text:p>
              </table:table-cell>
            </table:table-row>
            <table:table-row>
              <table:table-cell office:value-type="string">
                <text:p>17:34:47</text:p>
              </table:table-cell>
              <table:table-cell office:value-type="float" office:value="19822">
                <text:p>19822</text:p>
              </table:table-cell>
            </table:table-row>
            <table:table-row>
              <table:table-cell office:value-type="string">
                <text:p>17:34:48</text:p>
              </table:table-cell>
              <table:table-cell office:value-type="float" office:value="18363">
                <text:p>18363</text:p>
              </table:table-cell>
            </table:table-row>
            <table:table-row>
              <table:table-cell office:value-type="string">
                <text:p>17:34:49</text:p>
              </table:table-cell>
              <table:table-cell office:value-type="float" office:value="23399">
                <text:p>23399</text:p>
              </table:table-cell>
            </table:table-row>
            <table:table-row>
              <table:table-cell office:value-type="string">
                <text:p>17:34:50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17:34:51</text:p>
              </table:table-cell>
              <table:table-cell office:value-type="float" office:value="13836">
                <text:p>13836</text:p>
              </table:table-cell>
            </table:table-row>
            <table:table-row>
              <table:table-cell office:value-type="string">
                <text:p>17:34:52</text:p>
              </table:table-cell>
              <table:table-cell office:value-type="float" office:value="28956">
                <text:p>28956</text:p>
              </table:table-cell>
            </table:table-row>
            <table:table-row>
              <table:table-cell office:value-type="string">
                <text:p>17:34:53</text:p>
              </table:table-cell>
              <table:table-cell office:value-type="float" office:value="16587">
                <text:p>16587</text:p>
              </table:table-cell>
            </table:table-row>
            <table:table-row>
              <table:table-cell office:value-type="string">
                <text:p>17:34:54</text:p>
              </table:table-cell>
              <table:table-cell office:value-type="float" office:value="22056">
                <text:p>22056</text:p>
              </table:table-cell>
            </table:table-row>
            <table:table-row>
              <table:table-cell office:value-type="string">
                <text:p>17:34:55</text:p>
              </table:table-cell>
              <table:table-cell office:value-type="float" office:value="15634">
                <text:p>15634</text:p>
              </table:table-cell>
            </table:table-row>
            <table:table-row>
              <table:table-cell office:value-type="string">
                <text:p>17:34:56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string">
                <text:p>17:34:57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17:34:58</text:p>
              </table:table-cell>
              <table:table-cell office:value-type="float" office:value="19867">
                <text:p>19867</text:p>
              </table:table-cell>
            </table:table-row>
            <table:table-row>
              <table:table-cell office:value-type="string">
                <text:p>17:34:59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17:35:00</text:p>
              </table:table-cell>
              <table:table-cell office:value-type="float" office:value="14910">
                <text:p>14910</text:p>
              </table:table-cell>
            </table:table-row>
            <table:table-row>
              <table:table-cell office:value-type="string">
                <text:p>17:35:01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17:35:03</text:p>
              </table:table-cell>
              <table:table-cell office:value-type="float" office:value="18257">
                <text:p>18257</text:p>
              </table:table-cell>
            </table:table-row>
            <table:table-row>
              <table:table-cell office:value-type="string">
                <text:p>17:35:04</text:p>
              </table:table-cell>
              <table:table-cell office:value-type="float" office:value="22925">
                <text:p>22925</text:p>
              </table:table-cell>
            </table:table-row>
            <table:table-row>
              <table:table-cell office:value-type="string">
                <text:p>17:35:05</text:p>
              </table:table-cell>
              <table:table-cell office:value-type="float" office:value="20315">
                <text:p>20315</text:p>
              </table:table-cell>
            </table:table-row>
            <table:table-row>
              <table:table-cell office:value-type="string">
                <text:p>17:35:06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>17:35:07</text:p>
              </table:table-cell>
              <table:table-cell office:value-type="float" office:value="22814">
                <text:p>22814</text:p>
              </table:table-cell>
            </table:table-row>
            <table:table-row>
              <table:table-cell office:value-type="string">
                <text:p>17:35:08</text:p>
              </table:table-cell>
              <table:table-cell office:value-type="float" office:value="15375">
                <text:p>15375</text:p>
              </table:table-cell>
            </table:table-row>
            <table:table-row>
              <table:table-cell office:value-type="string">
                <text:p>17:35:09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17:35:10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17:35:11</text:p>
              </table:table-cell>
              <table:table-cell office:value-type="float" office:value="14146">
                <text:p>14146</text:p>
              </table:table-cell>
            </table:table-row>
            <table:table-row>
              <table:table-cell office:value-type="string">
                <text:p>17:35:12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17:35:13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27537">
                <text:p>27537</text:p>
              </table:table-cell>
            </table:table-row>
            <table:table-row>
              <table:table-cell office:value-type="string">
                <text:p>17:35:15</text:p>
              </table:table-cell>
              <table:table-cell office:value-type="float" office:value="38160">
                <text:p>38160</text:p>
              </table:table-cell>
            </table:table-row>
            <table:table-row>
              <table:table-cell office:value-type="string">
                <text:p>17:35:16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17:35:17</text:p>
              </table:table-cell>
              <table:table-cell office:value-type="float" office:value="28770">
                <text:p>28770</text:p>
              </table:table-cell>
            </table:table-row>
            <table:table-row>
              <table:table-cell office:value-type="string">
                <text:p>17:35:18</text:p>
              </table:table-cell>
              <table:table-cell office:value-type="float" office:value="32353">
                <text:p>32353</text:p>
              </table:table-cell>
            </table:table-row>
            <table:table-row>
              <table:table-cell office:value-type="string">
                <text:p>17:35:19</text:p>
              </table:table-cell>
              <table:table-cell office:value-type="float" office:value="24292">
                <text:p>24292</text:p>
              </table:table-cell>
            </table:table-row>
            <table:table-row>
              <table:table-cell office:value-type="string">
                <text:p>17:35:20</text:p>
              </table:table-cell>
              <table:table-cell office:value-type="float" office:value="20975">
                <text:p>20975</text:p>
              </table:table-cell>
            </table:table-row>
            <table:table-row>
              <table:table-cell office:value-type="string">
                <text:p>17:35:21</text:p>
              </table:table-cell>
              <table:table-cell office:value-type="float" office:value="17214">
                <text:p>17214</text:p>
              </table:table-cell>
            </table:table-row>
            <table:table-row>
              <table:table-cell office:value-type="string">
                <text:p>17:35:22</text:p>
              </table:table-cell>
              <table:table-cell office:value-type="float" office:value="39617">
                <text:p>39617</text:p>
              </table:table-cell>
            </table:table-row>
            <table:table-row>
              <table:table-cell office:value-type="string">
                <text:p>17:35:23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17:35:24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17:35:25</text:p>
              </table:table-cell>
              <table:table-cell office:value-type="float" office:value="24074">
                <text:p>24074</text:p>
              </table:table-cell>
            </table:table-row>
            <table:table-row>
              <table:table-cell office:value-type="string">
                <text:p>17:35:26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string">
                <text:p>17:35:27</text:p>
              </table:table-cell>
              <table:table-cell office:value-type="float" office:value="32103">
                <text:p>32103</text:p>
              </table:table-cell>
            </table:table-row>
            <table:table-row>
              <table:table-cell office:value-type="string">
                <text:p>17:35:28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17:35:29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7:35:31</text:p>
              </table:table-cell>
              <table:table-cell office:value-type="float" office:value="30642">
                <text:p>30642</text:p>
              </table:table-cell>
            </table:table-row>
            <table:table-row>
              <table:table-cell office:value-type="string">
                <text:p>17:35:32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17:35:33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17:35:34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17:35:35</text:p>
              </table:table-cell>
              <table:table-cell office:value-type="float" office:value="19316">
                <text:p>19316</text:p>
              </table:table-cell>
            </table:table-row>
            <table:table-row>
              <table:table-cell office:value-type="string">
                <text:p>17:35:36</text:p>
              </table:table-cell>
              <table:table-cell office:value-type="float" office:value="22263">
                <text:p>22263</text:p>
              </table:table-cell>
            </table:table-row>
            <table:table-row>
              <table:table-cell office:value-type="string">
                <text:p>17:35:37</text:p>
              </table:table-cell>
              <table:table-cell office:value-type="float" office:value="26113">
                <text:p>26113</text:p>
              </table:table-cell>
            </table:table-row>
            <table:table-row>
              <table:table-cell office:value-type="string">
                <text:p>17:35:38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17:35:39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17:35:40</text:p>
              </table:table-cell>
              <table:table-cell office:value-type="float" office:value="11560">
                <text:p>11560</text:p>
              </table:table-cell>
            </table:table-row>
            <table:table-row>
              <table:table-cell office:value-type="string">
                <text:p>17:35:41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string">
                <text:p>17:35:42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17:35:43</text:p>
              </table:table-cell>
              <table:table-cell office:value-type="float" office:value="18383">
                <text:p>18383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17:35:45</text:p>
              </table:table-cell>
              <table:table-cell office:value-type="float" office:value="17223">
                <text:p>17223</text:p>
              </table:table-cell>
            </table:table-row>
            <table:table-row>
              <table:table-cell office:value-type="string">
                <text:p>17:35:46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17:35:47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string">
                <text:p>17:35:4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7:35: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7:35: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:35: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:35: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:35: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:35:5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7:35:5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7:35: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:35: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:35: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:35: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7:36:0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:36:0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7:36:0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7:36:0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7:36:0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7:36:07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17:36:08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17:36:09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17:36:10</text:p>
              </table:table-cell>
              <table:table-cell office:value-type="float" office:value="17478">
                <text:p>17478</text:p>
              </table:table-cell>
            </table:table-row>
            <table:table-row>
              <table:table-cell office:value-type="string">
                <text:p>17:36:11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17:36:12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7:36:13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7:36:15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7:36:16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17:36:17</text:p>
              </table:table-cell>
              <table:table-cell office:value-type="float" office:value="9257">
                <text:p>9257</text:p>
              </table:table-cell>
            </table:table-row>
            <table:table-row>
              <table:table-cell office:value-type="string">
                <text:p>17:36:1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17:36:19</text:p>
              </table:table-cell>
              <table:table-cell office:value-type="float" office:value="11770">
                <text:p>11770</text:p>
              </table:table-cell>
            </table:table-row>
            <table:table-row>
              <table:table-cell office:value-type="string">
                <text:p>17:36:20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string">
                <text:p>17:36:21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17:36:22</text:p>
              </table:table-cell>
              <table:table-cell office:value-type="float" office:value="11149">
                <text:p>11149</text:p>
              </table:table-cell>
            </table:table-row>
            <table:table-row>
              <table:table-cell office:value-type="string">
                <text:p>17:36:23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17:36:2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17:36: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6: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37:30</text:p>
              </table:table-cell>
              <table:table-cell office:value-type="float" office:value="14362">
                <text:p>14362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54796">
                <text:p>54796</text:p>
              </table:table-cell>
            </table:table-row>
            <table:table-row>
              <table:table-cell office:value-type="string">
                <text:p>17:37:32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string">
                <text:p>17:37:33</text:p>
              </table:table-cell>
              <table:table-cell office:value-type="float" office:value="39985">
                <text:p>39985</text:p>
              </table:table-cell>
            </table:table-row>
            <table:table-row>
              <table:table-cell office:value-type="string">
                <text:p>17:37:34</text:p>
              </table:table-cell>
              <table:table-cell office:value-type="float" office:value="26142">
                <text:p>26142</text:p>
              </table:table-cell>
            </table:table-row>
            <table:table-row>
              <table:table-cell office:value-type="string">
                <text:p>17:37:35</text:p>
              </table:table-cell>
              <table:table-cell office:value-type="float" office:value="38420">
                <text:p>38420</text:p>
              </table:table-cell>
            </table:table-row>
            <table:table-row>
              <table:table-cell office:value-type="string">
                <text:p>17:37:36</text:p>
              </table:table-cell>
              <table:table-cell office:value-type="float" office:value="49501">
                <text:p>49501</text:p>
              </table:table-cell>
            </table:table-row>
            <table:table-row>
              <table:table-cell office:value-type="string">
                <text:p>17:37:37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17:37:38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string">
                <text:p>17:37:39</text:p>
              </table:table-cell>
              <table:table-cell office:value-type="float" office:value="38562">
                <text:p>38562</text:p>
              </table:table-cell>
            </table:table-row>
            <table:table-row>
              <table:table-cell office:value-type="string">
                <text:p>17:37:40</text:p>
              </table:table-cell>
              <table:table-cell office:value-type="float" office:value="26233">
                <text:p>26233</text:p>
              </table:table-cell>
            </table:table-row>
            <table:table-row>
              <table:table-cell office:value-type="string">
                <text:p>17:37:41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7:37:42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string">
                <text:p>17:37:43</text:p>
              </table:table-cell>
              <table:table-cell office:value-type="float" office:value="35147">
                <text:p>35147</text:p>
              </table:table-cell>
            </table:table-row>
            <table:table-row>
              <table:table-cell office:value-type="string">
                <text:p>17:37:44</text:p>
              </table:table-cell>
              <table:table-cell office:value-type="float" office:value="29783">
                <text:p>29783</text:p>
              </table:table-cell>
            </table:table-row>
            <table:table-row>
              <table:table-cell office:value-type="string">
                <text:p>17:37:45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17:37: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5cm" chart:style-name="ch2">
          <text:p>test 150, 50 TPS</text:p>
        </chart:title>
        <chart:legend chart:legend-position="end" svg:x="13.366cm" svg:y="4.227cm" style:legend-expansion="high" chart:style-name="ch3"/>
        <chart:plot-area chart:style-name="ch4" table:cell-range-address="test150.B2:test150.B220 test150.G1:test150.G220" chart:data-source-has-labels="both" svg:x="0.32cm" svg:y="1.248cm" svg:width="12.726cm" svg:height="7.572cm">
          <chartooo:coordinate-region svg:x="1.351cm" svg:y="1.248cm" svg:width="11.695cm" svg:height="5.969cm"/>
          <chart:axis chart:dimension="x" chart:name="primary-x" chart:style-name="ch5" chartooo:axis-type="auto">
            <chartooo:date-scale/>
            <chart:categories table:cell-range-address="test150.B2:test150.B2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0.G2:test150.G220" chart:label-cell-address="test150.G1:test150.G1" chart:class="chart:bar">
            <chart:data-point chart:repeated="2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50.G1:test15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34:08</text:p>
                <draw:g>
                  <svg:desc>test150.B2:test150.B220</svg:desc>
                </draw:g>
              </table:table-cell>
              <table:table-cell office:value-type="float" office:value="122">
                <text:p>122</text:p>
                <draw:g>
                  <svg:desc>test150.G2:test150.G220</svg:desc>
                </draw:g>
              </table:table-cell>
            </table:table-row>
            <table:table-row>
              <table:table-cell office:value-type="string">
                <text:p>17:34: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4: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4: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4: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4: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4: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4: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5: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5: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5: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6: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6: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6: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6: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6: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7: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7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37: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37: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:37: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5cm" chart:style-name="ch2">
          <text:p>test 150, 50 TPS</text:p>
        </chart:title>
        <chart:legend chart:legend-position="end" svg:x="14.001cm" svg:y="4.005cm" style:legend-expansion="high" chart:style-name="ch3"/>
        <chart:plot-area chart:style-name="ch4" table:cell-range-address="test150.B1:test150.D220" chart:data-source-has-labels="both" svg:x="0.32cm" svg:y="1.248cm" svg:width="13.361cm" svg:height="7.572cm">
          <chartooo:coordinate-region svg:x="1.349cm" svg:y="1.248cm" svg:width="12.332cm" svg:height="5.969cm"/>
          <chart:axis chart:dimension="x" chart:name="primary-x" chart:style-name="ch5" chartooo:axis-type="auto">
            <chartooo:date-scale/>
            <chart:categories table:cell-range-address="test150.B2:test150.B2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0.C2:test150.C220" chart:label-cell-address="test150.C1:test150.C1" chart:class="chart:bar">
            <chart:data-point chart:repeated="219"/>
          </chart:series>
          <chart:series chart:style-name="ch9" chart:values-cell-range-address="test150.D2:test150.D220" chart:label-cell-address="test150.D1:test150.D1" chart:class="chart:bar">
            <chart:data-point chart:repeated="2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50.C1:test150.C1</svg:desc>
                </draw:g>
              </table:table-cell>
              <table:table-cell office:value-type="string">
                <text:p>xfertime</text:p>
                <draw:g>
                  <svg:desc>test150.D1:test1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34:08</text:p>
                <draw:g>
                  <svg:desc>test150.B2:test150.B220</svg:desc>
                </draw:g>
              </table:table-cell>
              <table:table-cell office:value-type="float" office:value="2.691656">
                <text:p>2.691656</text:p>
                <draw:g>
                  <svg:desc>test150.C2:test150.C220</svg:desc>
                </draw:g>
              </table:table-cell>
              <table:table-cell office:value-type="float" office:value="0.000744">
                <text:p>0.000744</text:p>
                <draw:g>
                  <svg:desc>test150.D2:test150.D220</svg:desc>
                </draw:g>
              </table:table-cell>
            </table:table-row>
            <table:table-row>
              <table:table-cell office:value-type="string">
                <text:p>17:34:09</text:p>
              </table:table-cell>
              <table:table-cell office:value-type="float" office:value="1.168824">
                <text:p>1.168824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string">
                <text:p>17:34:10</text:p>
              </table:table-cell>
              <table:table-cell office:value-type="float" office:value="1.241782">
                <text:p>1.241782</text:p>
              </table:table-cell>
              <table:table-cell office:value-type="float" office:value="0.000837">
                <text:p>0.000837</text:p>
              </table:table-cell>
            </table:table-row>
            <table:table-row>
              <table:table-cell office:value-type="string">
                <text:p>17:34:11</text:p>
              </table:table-cell>
              <table:table-cell office:value-type="float" office:value="0.999045">
                <text:p>0.999045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7:34:12</text:p>
              </table:table-cell>
              <table:table-cell office:value-type="float" office:value="0.427719">
                <text:p>0.427719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7:34:13</text:p>
              </table:table-cell>
              <table:table-cell office:value-type="float" office:value="0.36768">
                <text:p>0.36768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0.436719">
                <text:p>0.436719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string">
                <text:p>17:34:15</text:p>
              </table:table-cell>
              <table:table-cell office:value-type="float" office:value="0.319844">
                <text:p>0.31984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17:34:16</text:p>
              </table:table-cell>
              <table:table-cell office:value-type="float" office:value="0.464438">
                <text:p>0.464438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7:34:17</text:p>
              </table:table-cell>
              <table:table-cell office:value-type="float" office:value="0.302549">
                <text:p>0.302549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17:34:18</text:p>
              </table:table-cell>
              <table:table-cell office:value-type="float" office:value="0.480862">
                <text:p>0.480862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17:34:19</text:p>
              </table:table-cell>
              <table:table-cell office:value-type="float" office:value="0.319041">
                <text:p>0.319041</text:p>
              </table:table-cell>
              <table:table-cell office:value-type="float" office:value="0.001286">
                <text:p>0.001286</text:p>
              </table:table-cell>
            </table:table-row>
            <table:table-row>
              <table:table-cell office:value-type="string">
                <text:p>17:34:20</text:p>
              </table:table-cell>
              <table:table-cell office:value-type="float" office:value="0.374667">
                <text:p>0.37466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17:34:21</text:p>
              </table:table-cell>
              <table:table-cell office:value-type="float" office:value="0.266024">
                <text:p>0.266024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string">
                <text:p>17:34:22</text:p>
              </table:table-cell>
              <table:table-cell office:value-type="float" office:value="0.171328">
                <text:p>0.171328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string">
                <text:p>17:34:23</text:p>
              </table:table-cell>
              <table:table-cell office:value-type="float" office:value="0.179995">
                <text:p>0.17999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0.169208">
                <text:p>0.169208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17:34:25</text:p>
              </table:table-cell>
              <table:table-cell office:value-type="float" office:value="0.180335">
                <text:p>0.180335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string">
                <text:p>17:34:26</text:p>
              </table:table-cell>
              <table:table-cell office:value-type="float" office:value="0.202274">
                <text:p>0.202274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17:34:27</text:p>
              </table:table-cell>
              <table:table-cell office:value-type="float" office:value="0.208571">
                <text:p>0.208571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17:34:28</text:p>
              </table:table-cell>
              <table:table-cell office:value-type="float" office:value="0.147154">
                <text:p>0.147154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string">
                <text:p>17:34:29</text:p>
              </table:table-cell>
              <table:table-cell office:value-type="float" office:value="0.391984">
                <text:p>0.391984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17:34:30</text:p>
              </table:table-cell>
              <table:table-cell office:value-type="float" office:value="0.226705">
                <text:p>0.226705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17:34:31</text:p>
              </table:table-cell>
              <table:table-cell office:value-type="float" office:value="0.58564">
                <text:p>0.58564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17:34:32</text:p>
              </table:table-cell>
              <table:table-cell office:value-type="float" office:value="0.176244">
                <text:p>0.176244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17:34:33</text:p>
              </table:table-cell>
              <table:table-cell office:value-type="float" office:value="0.169459">
                <text:p>0.169459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17:34:34</text:p>
              </table:table-cell>
              <table:table-cell office:value-type="float" office:value="0.161544">
                <text:p>0.161544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17:34:35</text:p>
              </table:table-cell>
              <table:table-cell office:value-type="float" office:value="0.241327">
                <text:p>0.241327</text:p>
              </table:table-cell>
              <table:table-cell office:value-type="float" office:value="0.000637">
                <text:p>0.000637</text:p>
              </table:table-cell>
            </table:table-row>
            <table:table-row>
              <table:table-cell office:value-type="string">
                <text:p>17:34:36</text:p>
              </table:table-cell>
              <table:table-cell office:value-type="float" office:value="22.530711">
                <text:p>22.530711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17:34:37</text:p>
              </table:table-cell>
              <table:table-cell office:value-type="float" office:value="24.993256">
                <text:p>24.993256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string">
                <text:p>17:34:38</text:p>
              </table:table-cell>
              <table:table-cell office:value-type="float" office:value="24.319072">
                <text:p>24.319072</text:p>
              </table:table-cell>
              <table:table-cell office:value-type="float" office:value="0.001604">
                <text:p>0.001604</text:p>
              </table:table-cell>
            </table:table-row>
            <table:table-row>
              <table:table-cell office:value-type="string">
                <text:p>17:34:39</text:p>
              </table:table-cell>
              <table:table-cell office:value-type="float" office:value="27.951434">
                <text:p>27.951434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string">
                <text:p>17:34:40</text:p>
              </table:table-cell>
              <table:table-cell office:value-type="float" office:value="30.617225">
                <text:p>30.617225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string">
                <text:p>17:34:41</text:p>
              </table:table-cell>
              <table:table-cell office:value-type="float" office:value="28.883115">
                <text:p>28.883115</text:p>
              </table:table-cell>
              <table:table-cell office:value-type="float" office:value="0.000779">
                <text:p>0.000779</text:p>
              </table:table-cell>
            </table:table-row>
            <table:table-row>
              <table:table-cell office:value-type="string">
                <text:p>17:34:42</text:p>
              </table:table-cell>
              <table:table-cell office:value-type="float" office:value="27.251394">
                <text:p>27.251394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17:34:43</text:p>
              </table:table-cell>
              <table:table-cell office:value-type="float" office:value="25.670467">
                <text:p>25.670467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17:34:44</text:p>
              </table:table-cell>
              <table:table-cell office:value-type="float" office:value="22.361135">
                <text:p>22.361135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22.617593">
                <text:p>22.617593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17:34:46</text:p>
              </table:table-cell>
              <table:table-cell office:value-type="float" office:value="19.924403">
                <text:p>19.924403</text:p>
              </table:table-cell>
              <table:table-cell office:value-type="float" office:value="0.000866">
                <text:p>0.000866</text:p>
              </table:table-cell>
            </table:table-row>
            <table:table-row>
              <table:table-cell office:value-type="string">
                <text:p>17:34:47</text:p>
              </table:table-cell>
              <table:table-cell office:value-type="float" office:value="17.656404">
                <text:p>17.656404</text:p>
              </table:table-cell>
              <table:table-cell office:value-type="float" office:value="0.001264">
                <text:p>0.001264</text:p>
              </table:table-cell>
            </table:table-row>
            <table:table-row>
              <table:table-cell office:value-type="string">
                <text:p>17:34:48</text:p>
              </table:table-cell>
              <table:table-cell office:value-type="float" office:value="14.880876">
                <text:p>14.880876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17:34:49</text:p>
              </table:table-cell>
              <table:table-cell office:value-type="float" office:value="15.009749">
                <text:p>15.009749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string">
                <text:p>17:34:50</text:p>
              </table:table-cell>
              <table:table-cell office:value-type="float" office:value="15.464466">
                <text:p>15.464466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17:34:51</text:p>
              </table:table-cell>
              <table:table-cell office:value-type="float" office:value="14.959777">
                <text:p>14.959777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17:34:52</text:p>
              </table:table-cell>
              <table:table-cell office:value-type="float" office:value="13.825731">
                <text:p>13.825731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17:34:53</text:p>
              </table:table-cell>
              <table:table-cell office:value-type="float" office:value="12.088217">
                <text:p>12.088217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7:34:54</text:p>
              </table:table-cell>
              <table:table-cell office:value-type="float" office:value="10.962855">
                <text:p>10.962855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17:34:55</text:p>
              </table:table-cell>
              <table:table-cell office:value-type="float" office:value="9.619453">
                <text:p>9.619453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string">
                <text:p>17:34:56</text:p>
              </table:table-cell>
              <table:table-cell office:value-type="float" office:value="9.647357">
                <text:p>9.647357</text:p>
              </table:table-cell>
              <table:table-cell office:value-type="float" office:value="0.001717">
                <text:p>0.001717</text:p>
              </table:table-cell>
            </table:table-row>
            <table:table-row>
              <table:table-cell office:value-type="string">
                <text:p>17:34:57</text:p>
              </table:table-cell>
              <table:table-cell office:value-type="float" office:value="13.095188">
                <text:p>13.095188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17:34:58</text:p>
              </table:table-cell>
              <table:table-cell office:value-type="float" office:value="6.950894">
                <text:p>6.950894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17:34:59</text:p>
              </table:table-cell>
              <table:table-cell office:value-type="float" office:value="5.223902">
                <text:p>5.223902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17:35:00</text:p>
              </table:table-cell>
              <table:table-cell office:value-type="float" office:value="4.801069">
                <text:p>4.801069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7:35:01</text:p>
              </table:table-cell>
              <table:table-cell office:value-type="float" office:value="4.975521">
                <text:p>4.975521</text:p>
              </table:table-cell>
              <table:table-cell office:value-type="float" office:value="0.000439">
                <text:p>0.000439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4.788197">
                <text:p>4.788197</text:p>
              </table:table-cell>
              <table:table-cell office:value-type="float" office:value="0.001404">
                <text:p>0.001404</text:p>
              </table:table-cell>
            </table:table-row>
            <table:table-row>
              <table:table-cell office:value-type="string">
                <text:p>17:35:03</text:p>
              </table:table-cell>
              <table:table-cell office:value-type="float" office:value="3.877044">
                <text:p>3.877044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7:35:04</text:p>
              </table:table-cell>
              <table:table-cell office:value-type="float" office:value="1.859251">
                <text:p>1.859251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string">
                <text:p>17:35:05</text:p>
              </table:table-cell>
              <table:table-cell office:value-type="float" office:value="4.20873">
                <text:p>4.20873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7:35:06</text:p>
              </table:table-cell>
              <table:table-cell office:value-type="float" office:value="2.463698">
                <text:p>2.463698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17:35:07</text:p>
              </table:table-cell>
              <table:table-cell office:value-type="float" office:value="3.711353">
                <text:p>3.711353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17:35:08</text:p>
              </table:table-cell>
              <table:table-cell office:value-type="float" office:value="2.163343">
                <text:p>2.163343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7:35:09</text:p>
              </table:table-cell>
              <table:table-cell office:value-type="float" office:value="6.268355">
                <text:p>6.268355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string">
                <text:p>17:35:10</text:p>
              </table:table-cell>
              <table:table-cell office:value-type="float" office:value="3.454237">
                <text:p>3.454237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string">
                <text:p>17:35:11</text:p>
              </table:table-cell>
              <table:table-cell office:value-type="float" office:value="4.822761">
                <text:p>4.822761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7:35:12</text:p>
              </table:table-cell>
              <table:table-cell office:value-type="float" office:value="3.560133">
                <text:p>3.560133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17:35:13</text:p>
              </table:table-cell>
              <table:table-cell office:value-type="float" office:value="3.845842">
                <text:p>3.84584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4.013802">
                <text:p>4.01380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7:35:15</text:p>
              </table:table-cell>
              <table:table-cell office:value-type="float" office:value="3.600662">
                <text:p>3.600662</text:p>
              </table:table-cell>
              <table:table-cell office:value-type="float" office:value="0.001225">
                <text:p>0.001225</text:p>
              </table:table-cell>
            </table:table-row>
            <table:table-row>
              <table:table-cell office:value-type="string">
                <text:p>17:35:16</text:p>
              </table:table-cell>
              <table:table-cell office:value-type="float" office:value="4.207323">
                <text:p>4.207323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17:35:17</text:p>
              </table:table-cell>
              <table:table-cell office:value-type="float" office:value="3.139802">
                <text:p>3.13980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7:35:18</text:p>
              </table:table-cell>
              <table:table-cell office:value-type="float" office:value="3.005311">
                <text:p>3.005311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17:35:19</text:p>
              </table:table-cell>
              <table:table-cell office:value-type="float" office:value="3.010097">
                <text:p>3.010097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17:35:20</text:p>
              </table:table-cell>
              <table:table-cell office:value-type="float" office:value="3.026432">
                <text:p>3.026432</text:p>
              </table:table-cell>
              <table:table-cell office:value-type="float" office:value="0.000518">
                <text:p>0.000518</text:p>
              </table:table-cell>
            </table:table-row>
            <table:table-row>
              <table:table-cell office:value-type="string">
                <text:p>17:35:21</text:p>
              </table:table-cell>
              <table:table-cell office:value-type="float" office:value="3.59845">
                <text:p>3.59845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string">
                <text:p>17:35:22</text:p>
              </table:table-cell>
              <table:table-cell office:value-type="float" office:value="1.022121">
                <text:p>1.022121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17:35:23</text:p>
              </table:table-cell>
              <table:table-cell office:value-type="float" office:value="3.482334">
                <text:p>3.482334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7:35:24</text:p>
              </table:table-cell>
              <table:table-cell office:value-type="float" office:value="2.559561">
                <text:p>2.559561</text:p>
              </table:table-cell>
              <table:table-cell office:value-type="float" office:value="0.000604">
                <text:p>0.000604</text:p>
              </table:table-cell>
            </table:table-row>
            <table:table-row>
              <table:table-cell office:value-type="string">
                <text:p>17:35:25</text:p>
              </table:table-cell>
              <table:table-cell office:value-type="float" office:value="3.006201">
                <text:p>3.006201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string">
                <text:p>17:35:26</text:p>
              </table:table-cell>
              <table:table-cell office:value-type="float" office:value="2.875931">
                <text:p>2.875931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string">
                <text:p>17:35:27</text:p>
              </table:table-cell>
              <table:table-cell office:value-type="float" office:value="1.221664">
                <text:p>1.221664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string">
                <text:p>17:35:28</text:p>
              </table:table-cell>
              <table:table-cell office:value-type="float" office:value="3.579372">
                <text:p>3.579372</text:p>
              </table:table-cell>
              <table:table-cell office:value-type="float" office:value="0.000619">
                <text:p>0.000619</text:p>
              </table:table-cell>
            </table:table-row>
            <table:table-row>
              <table:table-cell office:value-type="string">
                <text:p>17:35:29</text:p>
              </table:table-cell>
              <table:table-cell office:value-type="float" office:value="1.657502">
                <text:p>1.657502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string">
                <text:p>17:35:30</text:p>
              </table:table-cell>
              <table:table-cell office:value-type="float" office:value="1.987292">
                <text:p>1.987292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17:35:31</text:p>
              </table:table-cell>
              <table:table-cell office:value-type="float" office:value="2.657349">
                <text:p>2.657349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17:35:32</text:p>
              </table:table-cell>
              <table:table-cell office:value-type="float" office:value="1.897409">
                <text:p>1.897409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7:35:33</text:p>
              </table:table-cell>
              <table:table-cell office:value-type="float" office:value="2.320191">
                <text:p>2.320191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17:35:34</text:p>
              </table:table-cell>
              <table:table-cell office:value-type="float" office:value="1.936374">
                <text:p>1.936374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17:35:35</text:p>
              </table:table-cell>
              <table:table-cell office:value-type="float" office:value="2.400338">
                <text:p>2.400338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17:35:36</text:p>
              </table:table-cell>
              <table:table-cell office:value-type="float" office:value="4.173849">
                <text:p>4.173849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17:35:37</text:p>
              </table:table-cell>
              <table:table-cell office:value-type="float" office:value="2.26777">
                <text:p>2.26777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7:35:38</text:p>
              </table:table-cell>
              <table:table-cell office:value-type="float" office:value="3.835986">
                <text:p>3.835986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string">
                <text:p>17:35:39</text:p>
              </table:table-cell>
              <table:table-cell office:value-type="float" office:value="2.575919">
                <text:p>2.575919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17:35:40</text:p>
              </table:table-cell>
              <table:table-cell office:value-type="float" office:value="2.718495">
                <text:p>2.718495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17:35:41</text:p>
              </table:table-cell>
              <table:table-cell office:value-type="float" office:value="2.338732">
                <text:p>2.338732</text:p>
              </table:table-cell>
              <table:table-cell office:value-type="float" office:value="0.000741">
                <text:p>0.000741</text:p>
              </table:table-cell>
            </table:table-row>
            <table:table-row>
              <table:table-cell office:value-type="string">
                <text:p>17:35:42</text:p>
              </table:table-cell>
              <table:table-cell office:value-type="float" office:value="3.044925">
                <text:p>3.044925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17:35:43</text:p>
              </table:table-cell>
              <table:table-cell office:value-type="float" office:value="1.917058">
                <text:p>1.917058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1.82203">
                <text:p>1.82203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17:35:45</text:p>
              </table:table-cell>
              <table:table-cell office:value-type="float" office:value="2.267482">
                <text:p>2.267482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17:35:46</text:p>
              </table:table-cell>
              <table:table-cell office:value-type="float" office:value="2.405987">
                <text:p>2.405987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17:35:47</text:p>
              </table:table-cell>
              <table:table-cell office:value-type="float" office:value="2.532162">
                <text:p>2.532162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17:35:48</text:p>
              </table:table-cell>
              <table:table-cell office:value-type="float" office:value="6.878902">
                <text:p>6.878902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string">
                <text:p>17:35:49</text:p>
              </table:table-cell>
              <table:table-cell office:value-type="float" office:value="5.924808">
                <text:p>5.924808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7:35:50</text:p>
              </table:table-cell>
              <table:table-cell office:value-type="float" office:value="6.057114">
                <text:p>6.05711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7:35:51</text:p>
              </table:table-cell>
              <table:table-cell office:value-type="float" office:value="5.224553">
                <text:p>5.224553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17:35:52</text:p>
              </table:table-cell>
              <table:table-cell office:value-type="float" office:value="4.198505">
                <text:p>4.198505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17:35:53</text:p>
              </table:table-cell>
              <table:table-cell office:value-type="float" office:value="3.720777">
                <text:p>3.720777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7:35:54</text:p>
              </table:table-cell>
              <table:table-cell office:value-type="float" office:value="3.363557">
                <text:p>3.363557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string">
                <text:p>17:35:55</text:p>
              </table:table-cell>
              <table:table-cell office:value-type="float" office:value="2.438322">
                <text:p>2.43832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7:35:56</text:p>
              </table:table-cell>
              <table:table-cell office:value-type="float" office:value="2.010578">
                <text:p>2.010578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17:35:57</text:p>
              </table:table-cell>
              <table:table-cell office:value-type="float" office:value="1.197658">
                <text:p>1.197658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7:35:58</text:p>
              </table:table-cell>
              <table:table-cell office:value-type="float" office:value="0.956429">
                <text:p>0.95642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7:35:59</text:p>
              </table:table-cell>
              <table:table-cell office:value-type="float" office:value="1.234161">
                <text:p>1.234161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17:36:00</text:p>
              </table:table-cell>
              <table:table-cell office:value-type="float" office:value="0.720293">
                <text:p>0.720293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7:36:01</text:p>
              </table:table-cell>
              <table:table-cell office:value-type="float" office:value="0.001254">
                <text:p>0.00125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7:36:02</text:p>
              </table:table-cell>
              <table:table-cell office:value-type="float" office:value="0.021278">
                <text:p>0.02127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7:36:03</text:p>
              </table:table-cell>
              <table:table-cell office:value-type="float" office:value="0.012451">
                <text:p>0.012451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17:36:04</text:p>
              </table:table-cell>
              <table:table-cell office:value-type="float" office:value="0.01403">
                <text:p>0.014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7:36:05</text:p>
              </table:table-cell>
              <table:table-cell office:value-type="float" office:value="0.017872">
                <text:p>0.01787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0.218027">
                <text:p>0.218027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7:36:07</text:p>
              </table:table-cell>
              <table:table-cell office:value-type="float" office:value="0.666716">
                <text:p>0.66671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7:36:08</text:p>
              </table:table-cell>
              <table:table-cell office:value-type="float" office:value="0.900426">
                <text:p>0.90042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7:36:09</text:p>
              </table:table-cell>
              <table:table-cell office:value-type="float" office:value="0.123369">
                <text:p>0.12336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7:36:10</text:p>
              </table:table-cell>
              <table:table-cell office:value-type="float" office:value="1.140019">
                <text:p>1.140019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17:36:11</text:p>
              </table:table-cell>
              <table:table-cell office:value-type="float" office:value="4.558254">
                <text:p>4.558254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17:36:12</text:p>
              </table:table-cell>
              <table:table-cell office:value-type="float" office:value="11.431562">
                <text:p>11.431562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17:36:13</text:p>
              </table:table-cell>
              <table:table-cell office:value-type="float" office:value="10.310259">
                <text:p>10.310259</text:p>
              </table:table-cell>
              <table:table-cell office:value-type="float" office:value="0.007308">
                <text:p>0.007308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9.5013">
                <text:p>9.5013</text:p>
              </table:table-cell>
              <table:table-cell office:value-type="float" office:value="0.007376">
                <text:p>0.007376</text:p>
              </table:table-cell>
            </table:table-row>
            <table:table-row>
              <table:table-cell office:value-type="string">
                <text:p>17:36:15</text:p>
              </table:table-cell>
              <table:table-cell office:value-type="float" office:value="8.25879">
                <text:p>8.25879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17:36:16</text:p>
              </table:table-cell>
              <table:table-cell office:value-type="float" office:value="6.598009">
                <text:p>6.598009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7:36:17</text:p>
              </table:table-cell>
              <table:table-cell office:value-type="float" office:value="4.272748">
                <text:p>4.272748</text:p>
              </table:table-cell>
              <table:table-cell office:value-type="float" office:value="0.002177">
                <text:p>0.002177</text:p>
              </table:table-cell>
            </table:table-row>
            <table:table-row>
              <table:table-cell office:value-type="string">
                <text:p>17:36:18</text:p>
              </table:table-cell>
              <table:table-cell office:value-type="float" office:value="4.154128">
                <text:p>4.154128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17:36:19</text:p>
              </table:table-cell>
              <table:table-cell office:value-type="float" office:value="3.705573">
                <text:p>3.705573</text:p>
              </table:table-cell>
              <table:table-cell office:value-type="float" office:value="0.002257">
                <text:p>0.002257</text:p>
              </table:table-cell>
            </table:table-row>
            <table:table-row>
              <table:table-cell office:value-type="string">
                <text:p>17:36:20</text:p>
              </table:table-cell>
              <table:table-cell office:value-type="float" office:value="2.294565">
                <text:p>2.294565</text:p>
              </table:table-cell>
              <table:table-cell office:value-type="float" office:value="0.002888">
                <text:p>0.002888</text:p>
              </table:table-cell>
            </table:table-row>
            <table:table-row>
              <table:table-cell office:value-type="string">
                <text:p>17:36:21</text:p>
              </table:table-cell>
              <table:table-cell office:value-type="float" office:value="2.234951">
                <text:p>2.234951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string">
                <text:p>17:36:22</text:p>
              </table:table-cell>
              <table:table-cell office:value-type="float" office:value="1.743761">
                <text:p>1.743761</text:p>
              </table:table-cell>
              <table:table-cell office:value-type="float" office:value="0.002011">
                <text:p>0.002011</text:p>
              </table:table-cell>
            </table:table-row>
            <table:table-row>
              <table:table-cell office:value-type="string">
                <text:p>17:36:23</text:p>
              </table:table-cell>
              <table:table-cell office:value-type="float" office:value="1.41957">
                <text:p>1.41957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17:36:24</text:p>
              </table:table-cell>
              <table:table-cell office:value-type="float" office:value="1.885081">
                <text:p>1.885081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17:36:25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7:36:26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7:36:28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7:36:29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7:36:31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7:36:3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7:36:33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7:36:34</text:p>
              </table:table-cell>
              <table:table-cell office:value-type="float" office:value="0.000468">
                <text:p>0.00046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7:36:35</text:p>
              </table:table-cell>
              <table:table-cell office:value-type="float" office:value="0.000569">
                <text:p>0.00056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7:36:36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7:36:37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7:36:38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7:36:39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:36:40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7:36:41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:36:42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7:36:44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7:36:45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7:36:46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7:36:47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7:36:48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7:36:49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7:36:50</text:p>
              </table:table-cell>
              <table:table-cell office:value-type="float" office:value="0.0003">
                <text:p>0.0003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7:36:51</text:p>
              </table:table-cell>
              <table:table-cell office:value-type="float" office:value="0.000324">
                <text:p>0.000324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7:36:52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7:36:53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7:36:55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7:36:56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7:36:57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7:36:5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:36:59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7:37:00</text:p>
              </table:table-cell>
              <table:table-cell office:value-type="float" office:value="0.000504">
                <text:p>0.000504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7:37:01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:37:02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7:37:03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7:37:04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7:37:05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7:37:06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7:37:07</text:p>
              </table:table-cell>
              <table:table-cell office:value-type="float" office:value="0.000375">
                <text:p>0.000375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7:37:08</text:p>
              </table:table-cell>
              <table:table-cell office:value-type="float" office:value="0.00039">
                <text:p>0.0003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7:37:09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7:37:10</text:p>
              </table:table-cell>
              <table:table-cell office:value-type="float" office:value="0.00037">
                <text:p>0.0003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7:37:11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7:37:12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7:37:13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7:37:15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7:37:1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7:37:17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7:37:18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7:37:19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7:37:2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7:37:21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7:37:22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7:37:23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7:37:25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7:37:26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7:37:27</text:p>
              </table:table-cell>
              <table:table-cell office:value-type="float" office:value="0.000406">
                <text:p>0.00040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7:37:28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7:37:29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7:37:30</text:p>
              </table:table-cell>
              <table:table-cell office:value-type="float" office:value="1.223783">
                <text:p>1.223783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0.685951">
                <text:p>0.685951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17:37:32</text:p>
              </table:table-cell>
              <table:table-cell office:value-type="float" office:value="0.966521">
                <text:p>0.966521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17:37:33</text:p>
              </table:table-cell>
              <table:table-cell office:value-type="float" office:value="0.860742">
                <text:p>0.860742</text:p>
              </table:table-cell>
              <table:table-cell office:value-type="float" office:value="0.000953">
                <text:p>0.000953</text:p>
              </table:table-cell>
            </table:table-row>
            <table:table-row>
              <table:table-cell office:value-type="string">
                <text:p>17:37:34</text:p>
              </table:table-cell>
              <table:table-cell office:value-type="float" office:value="1.119791">
                <text:p>1.119791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17:37:35</text:p>
              </table:table-cell>
              <table:table-cell office:value-type="float" office:value="1.495881">
                <text:p>1.49588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17:37:36</text:p>
              </table:table-cell>
              <table:table-cell office:value-type="float" office:value="2.435083">
                <text:p>2.435083</text:p>
              </table:table-cell>
              <table:table-cell office:value-type="float" office:value="0.005244">
                <text:p>0.005244</text:p>
              </table:table-cell>
            </table:table-row>
            <table:table-row>
              <table:table-cell office:value-type="string">
                <text:p>17:37:37</text:p>
              </table:table-cell>
              <table:table-cell office:value-type="float" office:value="1.449365">
                <text:p>1.44936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7:37:38</text:p>
              </table:table-cell>
              <table:table-cell office:value-type="float" office:value="0.410597">
                <text:p>0.410597</text:p>
              </table:table-cell>
              <table:table-cell office:value-type="float" office:value="0.003142">
                <text:p>0.003142</text:p>
              </table:table-cell>
            </table:table-row>
            <table:table-row>
              <table:table-cell office:value-type="string">
                <text:p>17:37:39</text:p>
              </table:table-cell>
              <table:table-cell office:value-type="float" office:value="0.449418">
                <text:p>0.449418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17:37:40</text:p>
              </table:table-cell>
              <table:table-cell office:value-type="float" office:value="0.457706">
                <text:p>0.457706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17:37:41</text:p>
              </table:table-cell>
              <table:table-cell office:value-type="float" office:value="0.380646">
                <text:p>0.380646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17:37:42</text:p>
              </table:table-cell>
              <table:table-cell office:value-type="float" office:value="0.177677">
                <text:p>0.177677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7:37:43</text:p>
              </table:table-cell>
              <table:table-cell office:value-type="float" office:value="0.195099">
                <text:p>0.195099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17:37:44</text:p>
              </table:table-cell>
              <table:table-cell office:value-type="float" office:value="0.326598">
                <text:p>0.326598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string">
                <text:p>17:37:45</text:p>
              </table:table-cell>
              <table:table-cell office:value-type="float" office:value="0.339747">
                <text:p>0.339747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17:37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